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2.619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ioce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1">
            <text:p>NP_Aout2012</text:p>
          </table:table-cell>
          <table:table-cell office:value-type="string" table:style-name="ce1">
            <text:p>NP_Avril2013<text:s/></text:p>
          </table:table-cell>
          <table:table-cell table:number-columns-repeated="16380"/>
        </table:table-row>
        <table:table-row table:style-name="ro1">
          <table:table-cell office:value-type="float" office:value="698566.97999999905" table:style-name="ce1">
            <text:p>698566.98</text:p>
          </table:table-cell>
          <table:table-cell office:value-type="float" office:value="6171098.2400000002" table:style-name="ce1">
            <text:p>6171098.24</text:p>
          </table:table-cell>
          <table:table-cell office:value-type="float" office:value="2.19" table:style-name="ce1">
            <text:p>2.19</text:p>
          </table:table-cell>
          <table:table-cell table:number-columns-repeated="16381" table:style-name="ce1"/>
        </table:table-row>
        <table:table-row table:style-name="ro1">
          <table:table-cell office:value-type="float" office:value="690380.55" table:style-name="ce1">
            <text:p>690380.55</text:p>
          </table:table-cell>
          <table:table-cell office:value-type="float" office:value="6168505.7699999902" table:style-name="ce1">
            <text:p>6168505.77</text:p>
          </table:table-cell>
          <table:table-cell office:value-type="float" office:value="25.1999999999999" table:style-name="ce1">
            <text:p>25.2</text:p>
          </table:table-cell>
          <table:table-cell office:value-type="float" office:value="26.75" table:style-name="ce1">
            <text:p>26.75</text:p>
          </table:table-cell>
          <table:table-cell table:number-columns-repeated="16380"/>
        </table:table-row>
        <table:table-row table:style-name="ro1">
          <table:table-cell office:value-type="float" office:value="691414.8" table:style-name="ce1">
            <text:p>691414.8</text:p>
          </table:table-cell>
          <table:table-cell office:value-type="float" office:value="6165344.2000000002" table:style-name="ce1">
            <text:p>6165344.2</text:p>
          </table:table-cell>
          <table:table-cell office:value-type="float" office:value="27.62" table:style-name="ce1">
            <text:p>27.62</text:p>
          </table:table-cell>
          <table:table-cell office:value-type="float" office:value="28.15" table:style-name="ce1">
            <text:p>28.15</text:p>
          </table:table-cell>
          <table:table-cell table:number-columns-repeated="16380"/>
        </table:table-row>
        <table:table-row table:style-name="ro1">
          <table:table-cell office:value-type="float" office:value="684814.67" table:style-name="ce1">
            <text:p>684814.67</text:p>
          </table:table-cell>
          <table:table-cell office:value-type="float" office:value="6182554.0800000001" table:style-name="ce1">
            <text:p>6182554.08</text:p>
          </table:table-cell>
          <table:table-cell office:value-type="float" office:value="35.67" table:style-name="ce1">
            <text:p>35.67</text:p>
          </table:table-cell>
          <table:table-cell office:value-type="float" office:value="45.34" table:style-name="ce1">
            <text:p>45.34</text:p>
          </table:table-cell>
          <table:table-cell table:number-columns-repeated="16380"/>
        </table:table-row>
        <table:table-row table:style-name="ro1">
          <table:table-cell office:value-type="float" office:value="684561.19999999902" table:style-name="ce1">
            <text:p>684561.2</text:p>
          </table:table-cell>
          <table:table-cell office:value-type="float" office:value="6183517.8300000001" table:style-name="ce1">
            <text:p>6183517.83</text:p>
          </table:table-cell>
          <table:table-cell office:value-type="float" office:value="64.430000000000007" table:style-name="ce1">
            <text:p>64.43</text:p>
          </table:table-cell>
          <table:table-cell office:value-type="float" office:value="64.23" table:style-name="ce1">
            <text:p>64.23</text:p>
          </table:table-cell>
          <table:table-cell table:number-columns-repeated="16380"/>
        </table:table-row>
        <table:table-row table:style-name="ro1">
          <table:table-cell office:value-type="float" office:value="665108.37" table:style-name="ce1">
            <text:p>665108.37</text:p>
          </table:table-cell>
          <table:table-cell office:value-type="float" office:value="6172560.0800000001" table:style-name="ce1">
            <text:p>6172560.08</text:p>
          </table:table-cell>
          <table:table-cell office:value-type="float" office:value="178.63999999999899" table:style-name="ce1">
            <text:p>178.64</text:p>
          </table:table-cell>
          <table:table-cell office:value-type="float" office:value="179.61" table:style-name="ce1">
            <text:p>179.61</text:p>
          </table:table-cell>
          <table:table-cell table:number-columns-repeated="16380"/>
        </table:table-row>
        <table:table-row table:style-name="ro1">
          <table:table-cell office:value-type="float" office:value="699943.39" table:style-name="ce1">
            <text:p>699943.39</text:p>
          </table:table-cell>
          <table:table-cell office:value-type="float" office:value="6177627.0199999902" table:style-name="ce1">
            <text:p>6177627.02</text:p>
          </table:table-cell>
          <table:table-cell office:value-type="float" office:value="1.4" table:style-name="ce1">
            <text:p>1.4</text:p>
          </table:table-cell>
          <table:table-cell office:value-type="float" office:value="2.9" table:style-name="ce1">
            <text:p>2.9</text:p>
          </table:table-cell>
          <table:table-cell table:number-columns-repeated="16380"/>
        </table:table-row>
        <table:table-row table:style-name="ro1">
          <table:table-cell office:value-type="float" office:value="677483" table:style-name="ce1">
            <text:p>677483</text:p>
          </table:table-cell>
          <table:table-cell office:value-type="float" office:value="6177872" table:style-name="ce1">
            <text:p>6177872</text:p>
          </table:table-cell>
          <table:table-cell office:value-type="float" office:value="81.28" table:style-name="ce1">
            <text:p>81.28</text:p>
          </table:table-cell>
          <table:table-cell office:value-type="float" office:value="82.87" table:style-name="ce1">
            <text:p>82.87</text:p>
          </table:table-cell>
          <table:table-cell table:number-columns-repeated="16380"/>
        </table:table-row>
        <table:table-row table:style-name="ro1">
          <table:table-cell office:value-type="float" office:value="686198.59999999905" table:style-name="ce1">
            <text:p>686198.6</text:p>
          </table:table-cell>
          <table:table-cell office:value-type="float" office:value="6186092.1100000003" table:style-name="ce1">
            <text:p>6186092.11</text:p>
          </table:table-cell>
          <table:table-cell office:value-type="float" office:value="28.71" table:style-name="ce1">
            <text:p>28.71</text:p>
          </table:table-cell>
          <table:table-cell office:value-type="float" office:value="30.67" table:style-name="ce1">
            <text:p>30.67</text:p>
          </table:table-cell>
          <table:table-cell table:number-columns-repeated="16380"/>
        </table:table-row>
        <table:table-row table:style-name="ro1">
          <table:table-cell office:value-type="float" office:value="668365.31999999902" table:style-name="ce1">
            <text:p>668365.32</text:p>
          </table:table-cell>
          <table:table-cell office:value-type="float" office:value="6174546.5800000001" table:style-name="ce1">
            <text:p>6174546.58</text:p>
          </table:table-cell>
          <table:table-cell office:value-type="float" office:value="141.009999999999" table:style-name="ce1">
            <text:p>141.01</text:p>
          </table:table-cell>
          <table:table-cell office:value-type="float" office:value="142.38999999999999" table:style-name="ce1">
            <text:p>142.39</text:p>
          </table:table-cell>
          <table:table-cell table:number-columns-repeated="16380"/>
        </table:table-row>
        <table:table-row table:style-name="ro1">
          <table:table-cell office:value-type="float" office:value="682915.07999999903" table:style-name="ce1">
            <text:p>682915.08</text:p>
          </table:table-cell>
          <table:table-cell office:value-type="float" office:value="6173776.71" table:style-name="ce1">
            <text:p>6173776.71</text:p>
          </table:table-cell>
          <table:table-cell office:value-type="float" office:value="65.6099999999999" table:style-name="ce1">
            <text:p>65.61</text:p>
          </table:table-cell>
          <table:table-cell office:value-type="float" office:value="69.69" table:style-name="ce1">
            <text:p>69.69</text:p>
          </table:table-cell>
          <table:table-cell table:number-columns-repeated="16380"/>
        </table:table-row>
        <table:table-row table:style-name="ro1">
          <table:table-cell office:value-type="float" office:value="673012.17" table:style-name="ce1">
            <text:p>673012.17</text:p>
          </table:table-cell>
          <table:table-cell office:value-type="float" office:value="6176792.3300000001" table:style-name="ce1">
            <text:p>6176792.33</text:p>
          </table:table-cell>
          <table:table-cell office:value-type="float" office:value="107.739999999999" table:style-name="ce1">
            <text:p>107.74</text:p>
          </table:table-cell>
          <table:table-cell office:value-type="float" office:value="108.45" table:style-name="ce1">
            <text:p>108.45</text:p>
          </table:table-cell>
          <table:table-cell table:number-columns-repeated="16380"/>
        </table:table-row>
        <table:table-row table:style-name="ro1">
          <table:table-cell office:value-type="float" office:value="671397.94999999902" table:style-name="ce1">
            <text:p>671397.95</text:p>
          </table:table-cell>
          <table:table-cell office:value-type="float" office:value="6176730.2999999896" table:style-name="ce1">
            <text:p>6176730.3</text:p>
          </table:table-cell>
          <table:table-cell office:value-type="float" office:value="115.86" table:style-name="ce1">
            <text:p>115.86</text:p>
          </table:table-cell>
          <table:table-cell office:value-type="float" office:value="116.43" table:style-name="ce1">
            <text:p>116.43</text:p>
          </table:table-cell>
          <table:table-cell table:number-columns-repeated="16380"/>
        </table:table-row>
        <table:table-row table:style-name="ro1">
          <table:table-cell office:value-type="float" office:value="691951.65" table:style-name="ce1">
            <text:p>691951.65</text:p>
          </table:table-cell>
          <table:table-cell office:value-type="float" office:value="6178013.5099999905" table:style-name="ce1">
            <text:p>6178013.51</text:p>
          </table:table-cell>
          <table:table-cell office:value-type="float" office:value="16.079999999999899" table:style-name="ce1">
            <text:p>16.08</text:p>
          </table:table-cell>
          <table:table-cell office:value-type="float" office:value="16.7" table:style-name="ce1">
            <text:p>16.7</text:p>
          </table:table-cell>
          <table:table-cell table:number-columns-repeated="16380"/>
        </table:table-row>
        <table:table-row table:style-name="ro1">
          <table:table-cell office:value-type="float" office:value="687711.28" table:style-name="ce1">
            <text:p>687711.28</text:p>
          </table:table-cell>
          <table:table-cell office:value-type="float" office:value="6183615.6200000001" table:style-name="ce1">
            <text:p>6183615.62</text:p>
          </table:table-cell>
          <table:table-cell office:value-type="float" office:value="23.23" table:style-name="ce1">
            <text:p>23.23</text:p>
          </table:table-cell>
          <table:table-cell office:value-type="float" office:value="27.9" table:style-name="ce1">
            <text:p>27.9</text:p>
          </table:table-cell>
          <table:table-cell table:number-columns-repeated="16380"/>
        </table:table-row>
        <table:table-row table:style-name="ro1">
          <table:table-cell office:value-type="float" office:value="682274.96999999904" table:style-name="ce1">
            <text:p>682274.97</text:p>
          </table:table-cell>
          <table:table-cell office:value-type="float" office:value="6177140.75" table:style-name="ce1">
            <text:p>6177140.75</text:p>
          </table:table-cell>
          <table:table-cell office:value-type="float" office:value="58.03" table:style-name="ce1">
            <text:p>58.03</text:p>
          </table:table-cell>
          <table:table-cell office:value-type="float" office:value="59.79" table:style-name="ce1">
            <text:p>59.79</text:p>
          </table:table-cell>
          <table:table-cell table:number-columns-repeated="16380"/>
        </table:table-row>
        <table:table-row table:style-name="ro1">
          <table:table-cell office:value-type="float" office:value="692371.28" table:style-name="ce1">
            <text:p>692371.28</text:p>
          </table:table-cell>
          <table:table-cell office:value-type="float" office:value="6188122.6500000004" table:style-name="ce1">
            <text:p>6188122.65</text:p>
          </table:table-cell>
          <table:table-cell office:value-type="float" office:value="8.09" table:style-name="ce1">
            <text:p>8.09</text:p>
          </table:table-cell>
          <table:table-cell office:value-type="float" office:value="12.22" table:style-name="ce1">
            <text:p>12.22</text:p>
          </table:table-cell>
          <table:table-cell table:number-columns-repeated="16380"/>
        </table:table-row>
        <table:table-row table:style-name="ro1">
          <table:table-cell office:value-type="float" office:value="677151.67" table:style-name="ce1">
            <text:p>677151.67</text:p>
          </table:table-cell>
          <table:table-cell office:value-type="float" office:value="6174943.4299999904" table:style-name="ce1">
            <text:p>6174943.43</text:p>
          </table:table-cell>
          <table:table-cell office:value-type="float" office:value="88.93" table:style-name="ce1">
            <text:p>88.93</text:p>
          </table:table-cell>
          <table:table-cell office:value-type="float" office:value="93.21" table:style-name="ce1">
            <text:p>93.21</text:p>
          </table:table-cell>
          <table:table-cell table:number-columns-repeated="16380"/>
        </table:table-row>
        <table:table-row table:style-name="ro1">
          <table:table-cell office:value-type="float" office:value="677294.06" table:style-name="ce1">
            <text:p>677294.06</text:p>
          </table:table-cell>
          <table:table-cell office:value-type="float" office:value="6174123.1900000004" table:style-name="ce1">
            <text:p>6174123.19</text:p>
          </table:table-cell>
          <table:table-cell office:value-type="float" office:value="98.3599999999999" table:style-name="ce1">
            <text:p>98.36</text:p>
          </table:table-cell>
          <table:table-cell office:value-type="float" office:value="99.2" table:style-name="ce1">
            <text:p>99.2</text:p>
          </table:table-cell>
          <table:table-cell table:number-columns-repeated="16380"/>
        </table:table-row>
        <table:table-row table:style-name="ro1">
          <table:table-cell office:value-type="float" office:value="698872.82999999903" table:style-name="ce1">
            <text:p>698872.83</text:p>
          </table:table-cell>
          <table:table-cell office:value-type="float" office:value="6173160.3399999896" table:style-name="ce1">
            <text:p>6173160.34</text:p>
          </table:table-cell>
          <table:table-cell office:value-type="float" office:value="1.23" table:style-name="ce1">
            <text:p>1.23</text:p>
          </table:table-cell>
          <table:table-cell office:value-type="float" office:value="3.72" table:style-name="ce1">
            <text:p>3.72</text:p>
          </table:table-cell>
          <table:table-cell table:number-columns-repeated="16380"/>
        </table:table-row>
        <table:table-row table:style-name="ro1">
          <table:table-cell office:value-type="float" office:value="695297.67" table:style-name="ce1">
            <text:p>695297.67</text:p>
          </table:table-cell>
          <table:table-cell office:value-type="float" office:value="6173283.1799999904" table:style-name="ce1">
            <text:p>6173283.18</text:p>
          </table:table-cell>
          <table:table-cell office:value-type="float" office:value="6.81" table:style-name="ce1">
            <text:p>6.81</text:p>
          </table:table-cell>
          <table:table-cell office:value-type="float" office:value="9.27" table:style-name="ce1">
            <text:p>9.27</text:p>
          </table:table-cell>
          <table:table-cell table:number-columns-repeated="16380"/>
        </table:table-row>
        <table:table-row table:style-name="ro1">
          <table:table-cell office:value-type="float" office:value="693021.07999999903" table:style-name="ce1">
            <text:p>693021.08</text:p>
          </table:table-cell>
          <table:table-cell office:value-type="float" office:value="6192183.3399999896" table:style-name="ce1">
            <text:p>6192183.34</text:p>
          </table:table-cell>
          <table:table-cell table:style-name="ce1"/>
          <table:table-cell office:value-type="float" office:value="9.85" table:style-name="ce1">
            <text:p>9.85</text:p>
          </table:table-cell>
          <table:table-cell table:number-columns-repeated="16380"/>
        </table:table-row>
        <table:table-row table:style-name="ro1">
          <table:table-cell office:value-type="float" office:value="689665.14" table:style-name="ce1">
            <text:p>689665.14</text:p>
          </table:table-cell>
          <table:table-cell office:value-type="float" office:value="6190190.5" table:style-name="ce1">
            <text:p>6190190.5</text:p>
          </table:table-cell>
          <table:table-cell office:value-type="float" office:value="11.22" table:style-name="ce1">
            <text:p>11.22</text:p>
          </table:table-cell>
          <table:table-cell office:value-type="float" office:value="27.28" table:style-name="ce1">
            <text:p>27.28</text:p>
          </table:table-cell>
          <table:table-cell table:number-columns-repeated="16380"/>
        </table:table-row>
        <table:table-row table:style-name="ro1">
          <table:table-cell office:value-type="float" office:value="677705.31999999902" table:style-name="ce1">
            <text:p>677705.32</text:p>
          </table:table-cell>
          <table:table-cell office:value-type="float" office:value="6171742.5999999903" table:style-name="ce1">
            <text:p>6171742.6</text:p>
          </table:table-cell>
          <table:table-cell office:value-type="float" office:value="102.45" table:style-name="ce1">
            <text:p>102.45</text:p>
          </table:table-cell>
          <table:table-cell office:value-type="float" office:value="101.07" table:style-name="ce1">
            <text:p>101.07</text:p>
          </table:table-cell>
          <table:table-cell table:number-columns-repeated="16380"/>
        </table:table-row>
        <table:table-row table:style-name="ro1">
          <table:table-cell office:value-type="float" office:value="682336.5" table:style-name="ce1">
            <text:p>682336.5</text:p>
          </table:table-cell>
          <table:table-cell office:value-type="float" office:value="6172624.8300000001" table:style-name="ce1">
            <text:p>6172624.83</text:p>
          </table:table-cell>
          <table:table-cell office:value-type="float" office:value="75.53" table:style-name="ce1">
            <text:p>75.53</text:p>
          </table:table-cell>
          <table:table-cell office:value-type="float" office:value="76.13" table:style-name="ce1">
            <text:p>76.13</text:p>
          </table:table-cell>
          <table:table-cell table:number-columns-repeated="16380"/>
        </table:table-row>
        <table:table-row table:style-name="ro1">
          <table:table-cell office:value-type="float" office:value="685643.18999999901" table:style-name="ce1">
            <text:p>685643.19</text:p>
          </table:table-cell>
          <table:table-cell office:value-type="float" office:value="6166502.3300000001" table:style-name="ce1">
            <text:p>6166502.33</text:p>
          </table:table-cell>
          <table:table-cell office:value-type="float" office:value="71.719999999999899" table:style-name="ce1">
            <text:p>71.72</text:p>
          </table:table-cell>
          <table:table-cell office:value-type="float" office:value="79.97" table:style-name="ce1">
            <text:p>79.97</text:p>
          </table:table-cell>
          <table:table-cell table:number-columns-repeated="16380"/>
        </table:table-row>
        <table:table-row table:style-name="ro1">
          <table:table-cell office:value-type="float" office:value="686773.3" table:style-name="ce1">
            <text:p>686773.3</text:p>
          </table:table-cell>
          <table:table-cell office:value-type="float" office:value="6165358.6699999897" table:style-name="ce1">
            <text:p>6165358.67</text:p>
          </table:table-cell>
          <table:table-cell office:value-type="float" office:value="64.48" table:style-name="ce1">
            <text:p>64.48</text:p>
          </table:table-cell>
          <table:table-cell office:value-type="float" office:value="64.819999999999993" table:style-name="ce1">
            <text:p>64.82</text:p>
          </table:table-cell>
          <table:table-cell table:number-columns-repeated="16380"/>
        </table:table-row>
        <table:table-row table:style-name="ro1">
          <table:table-cell office:value-type="float" office:value="692905.07999999903" table:style-name="ce1">
            <text:p>692905.08</text:p>
          </table:table-cell>
          <table:table-cell office:value-type="float" office:value="6170692.6399999904" table:style-name="ce1">
            <text:p>6170692.64</text:p>
          </table:table-cell>
          <table:table-cell office:value-type="float" office:value="7.18" table:style-name="ce1">
            <text:p>7.18</text:p>
          </table:table-cell>
          <table:table-cell office:value-type="float" office:value="12.34" table:style-name="ce1">
            <text:p>12.34</text:p>
          </table:table-cell>
          <table:table-cell table:number-columns-repeated="16380"/>
        </table:table-row>
        <table:table-row table:style-name="ro1">
          <table:table-cell office:value-type="float" office:value="700118.3" table:style-name="ce1">
            <text:p>700118.3</text:p>
          </table:table-cell>
          <table:table-cell office:value-type="float" office:value="6186542" table:style-name="ce1">
            <text:p>6186542</text:p>
          </table:table-cell>
          <table:table-cell office:value-type="float" office:value="-3.03" table:style-name="ce1">
            <text:p>-3.03</text:p>
          </table:table-cell>
          <table:table-cell table:number-columns-repeated="16381" table:style-name="ce1"/>
        </table:table-row>
        <table:table-row table:style-name="ro1">
          <table:table-cell office:value-type="float" office:value="698812.05" table:style-name="ce1">
            <text:p>698812.05</text:p>
          </table:table-cell>
          <table:table-cell office:value-type="float" office:value="6164927.2800000003" table:style-name="ce1">
            <text:p>6164927.28</text:p>
          </table:table-cell>
          <table:table-cell office:value-type="float" office:value="7.35" table:style-name="ce1">
            <text:p>7.35</text:p>
          </table:table-cell>
          <table:table-cell office:value-type="float" office:value="8.48" table:style-name="ce1">
            <text:p>8.48</text:p>
          </table:table-cell>
          <table:table-cell table:number-columns-repeated="16380"/>
        </table:table-row>
        <table:table-row table:style-name="ro1">
          <table:table-cell office:value-type="float" office:value="703115.34999999905" table:style-name="ce1">
            <text:p>703115.35</text:p>
          </table:table-cell>
          <table:table-cell office:value-type="float" office:value="6187644.9199999897" table:style-name="ce1">
            <text:p>6187644.92</text:p>
          </table:table-cell>
          <table:table-cell office:value-type="float" office:value="0.06" table:style-name="ce1">
            <text:p>0.06</text:p>
          </table:table-cell>
          <table:table-cell office:value-type="float" office:value="1.66" table:style-name="ce1">
            <text:p>1.66</text:p>
          </table:table-cell>
          <table:table-cell table:number-columns-repeated="16380"/>
        </table:table-row>
        <table:table-row table:style-name="ro1">
          <table:table-cell office:value-type="float" office:value="702558.26" table:style-name="ce1">
            <text:p>702558.26</text:p>
          </table:table-cell>
          <table:table-cell office:value-type="float" office:value="6190642.8300000001" table:style-name="ce1">
            <text:p>6190642.83</text:p>
          </table:table-cell>
          <table:table-cell office:value-type="float" office:value="1.55" table:style-name="ce1">
            <text:p>1.55</text:p>
          </table:table-cell>
          <table:table-cell table:number-columns-repeated="16381" table:style-name="ce1"/>
        </table:table-row>
        <table:table-row table:style-name="ro1">
          <table:table-cell office:value-type="float" office:value="703115.47999999905" table:style-name="ce1">
            <text:p>703115.48</text:p>
          </table:table-cell>
          <table:table-cell office:value-type="float" office:value="6178696.0499999896" table:style-name="ce1">
            <text:p>6178696.05</text:p>
          </table:table-cell>
          <table:table-cell office:value-type="float" office:value="0.42" table:style-name="ce1">
            <text:p>0.42</text:p>
          </table:table-cell>
          <table:table-cell office:value-type="float" office:value="1.5" table:style-name="ce1">
            <text:p>1.5</text:p>
          </table:table-cell>
          <table:table-cell table:number-columns-repeated="16380"/>
        </table:table-row>
        <table:table-row table:style-name="ro1">
          <table:table-cell office:value-type="float" office:value="694822.08999999904" table:style-name="ce1">
            <text:p>694822.09</text:p>
          </table:table-cell>
          <table:table-cell office:value-type="float" office:value="6168744.9699999904" table:style-name="ce1">
            <text:p>6168744.97</text:p>
          </table:table-cell>
          <table:table-cell office:value-type="float" office:value="6.38" table:style-name="ce1">
            <text:p>6.38</text:p>
          </table:table-cell>
          <table:table-cell office:value-type="float" office:value="10.71" table:style-name="ce1">
            <text:p>10.71</text:p>
          </table:table-cell>
          <table:table-cell table:number-columns-repeated="16380"/>
        </table:table-row>
        <table:table-row table:style-name="ro1">
          <table:table-cell office:value-type="float" office:value="701574.47999999905" table:style-name="ce1">
            <text:p>701574.48</text:p>
          </table:table-cell>
          <table:table-cell office:value-type="float" office:value="6171248.6600000001" table:style-name="ce1">
            <text:p>6171248.66</text:p>
          </table:table-cell>
          <table:table-cell office:value-type="float" office:value="0.84" table:style-name="ce1">
            <text:p>0.84</text:p>
          </table:table-cell>
          <table:table-cell office:value-type="float" office:value="2.0099999999999998" table:style-name="ce1">
            <text:p>2.01</text:p>
          </table:table-cell>
          <table:table-cell table:number-columns-repeated="16380"/>
        </table:table-row>
        <table:table-row table:style-name="ro1">
          <table:table-cell office:value-type="float" office:value="674192.08999999904" table:style-name="ce1">
            <text:p>674192.09</text:p>
          </table:table-cell>
          <table:table-cell office:value-type="float" office:value="6176305.4800000004" table:style-name="ce1">
            <text:p>6176305.48</text:p>
          </table:table-cell>
          <table:table-cell office:value-type="float" office:value="101.38" table:style-name="ce1">
            <text:p>101.38</text:p>
          </table:table-cell>
          <table:table-cell office:value-type="float" office:value="102.33" table:style-name="ce1">
            <text:p>102.33</text:p>
          </table:table-cell>
          <table:table-cell table:number-columns-repeated="16380"/>
        </table:table-row>
        <table:table-row table:style-name="ro1">
          <table:table-cell office:value-type="float" office:value="687191.18" table:style-name="ce1">
            <text:p>687191.18</text:p>
          </table:table-cell>
          <table:table-cell office:value-type="float" office:value="6169937.3700000001" table:style-name="ce1">
            <text:p>6169937.37</text:p>
          </table:table-cell>
          <table:table-cell office:value-type="float" office:value="54.689999999999898" table:style-name="ce1">
            <text:p>54.69</text:p>
          </table:table-cell>
          <table:table-cell office:value-type="float" office:value="55.56" table:style-name="ce1">
            <text:p>55.56</text:p>
          </table:table-cell>
          <table:table-cell table:number-columns-repeated="16380"/>
        </table:table-row>
        <table:table-row table:style-name="ro1">
          <table:table-cell office:value-type="float" office:value="690818.55" table:style-name="ce1">
            <text:p>690818.55</text:p>
          </table:table-cell>
          <table:table-cell office:value-type="float" office:value="6191375.71" table:style-name="ce1">
            <text:p>6191375.71</text:p>
          </table:table-cell>
          <table:table-cell office:value-type="float" office:value="21.2899999999999" table:style-name="ce1">
            <text:p>21.29</text:p>
          </table:table-cell>
          <table:table-cell office:value-type="float" office:value="25.1" table:style-name="ce1">
            <text:p>25.1</text:p>
          </table:table-cell>
          <table:table-cell table:number-columns-repeated="16380"/>
        </table:table-row>
        <table:table-row table:style-name="ro1">
          <table:table-cell office:value-type="float" office:value="686748.68" table:style-name="ce1">
            <text:p>686748.68</text:p>
          </table:table-cell>
          <table:table-cell office:value-type="float" office:value="6176187.8799999896" table:style-name="ce1">
            <text:p>6176187.88</text:p>
          </table:table-cell>
          <table:table-cell office:value-type="float" office:value="45.909999999999897" table:style-name="ce1">
            <text:p>45.91</text:p>
          </table:table-cell>
          <table:table-cell office:value-type="float" office:value="48.99" table:style-name="ce1">
            <text:p>48.99</text:p>
          </table:table-cell>
          <table:table-cell table:number-columns-repeated="16380"/>
        </table:table-row>
        <table:table-row table:style-name="ro1">
          <table:table-cell office:value-type="float" office:value="692876.58999999904" table:style-name="ce1">
            <text:p>692876.59</text:p>
          </table:table-cell>
          <table:table-cell office:value-type="float" office:value="6182040.9299999904" table:style-name="ce1">
            <text:p>6182040.93</text:p>
          </table:table-cell>
          <table:table-cell office:value-type="float" office:value="8.26" table:style-name="ce1">
            <text:p>8.26</text:p>
          </table:table-cell>
          <table:table-cell office:value-type="float" office:value="10.4" table:style-name="ce1">
            <text:p>10.4</text:p>
          </table:table-cell>
          <table:table-cell table:number-columns-repeated="16380"/>
        </table:table-row>
        <table:table-row table:style-name="ro1">
          <table:table-cell office:value-type="float" office:value="694009.87" table:style-name="ce1">
            <text:p>694009.87</text:p>
          </table:table-cell>
          <table:table-cell office:value-type="float" office:value="6163058.96" table:style-name="ce1">
            <text:p>6163058.96</text:p>
          </table:table-cell>
          <table:table-cell office:value-type="float" office:value="21.579999999999899" table:style-name="ce1">
            <text:p>21.58</text:p>
          </table:table-cell>
          <table:table-cell office:value-type="float" office:value="24.66" table:style-name="ce1">
            <text:p>24.66</text:p>
          </table:table-cell>
          <table:table-cell table:number-columns-repeated="16380"/>
        </table:table-row>
        <table:table-row table:style-name="ro1">
          <table:table-cell office:value-type="float" office:value="700129.19999999902" table:style-name="ce1">
            <text:p>700129.2</text:p>
          </table:table-cell>
          <table:table-cell office:value-type="float" office:value="6186547.71" table:style-name="ce1">
            <text:p>6186547.71</text:p>
          </table:table-cell>
          <table:table-cell office:value-type="float" office:value="-0.27" table:style-name="ce1">
            <text:p>-0.27</text:p>
          </table:table-cell>
          <table:table-cell office:value-type="float" office:value="2.35" table:style-name="ce1">
            <text:p>2.35</text:p>
          </table:table-cell>
          <table:table-cell table:number-columns-repeated="16380"/>
        </table:table-row>
        <table:table-row table:style-name="ro1">
          <table:table-cell office:value-type="float" office:value="679739.76" table:style-name="ce1">
            <text:p>679739.76</text:p>
          </table:table-cell>
          <table:table-cell office:value-type="float" office:value="6167578.3600000003" table:style-name="ce1">
            <text:p>6167578.36</text:p>
          </table:table-cell>
          <table:table-cell office:value-type="float" office:value="105.15" table:style-name="ce1">
            <text:p>105.15</text:p>
          </table:table-cell>
          <table:table-cell office:value-type="float" office:value="104.87" table:style-name="ce1">
            <text:p>104.87</text:p>
          </table:table-cell>
          <table:table-cell table:number-columns-repeated="16380"/>
        </table:table-row>
        <table:table-row table:style-name="ro1">
          <table:table-cell office:value-type="float" office:value="701807.82999999903" table:style-name="ce1">
            <text:p>701807.83</text:p>
          </table:table-cell>
          <table:table-cell office:value-type="float" office:value="6184866.6200000001" table:style-name="ce1">
            <text:p>6184866.62</text:p>
          </table:table-cell>
          <table:table-cell office:value-type="float" office:value="1.31" table:style-name="ce1">
            <text:p>1.31</text:p>
          </table:table-cell>
          <table:table-cell office:value-type="float" office:value="2.9" table:style-name="ce1">
            <text:p>2.9</text:p>
          </table:table-cell>
          <table:table-cell table:number-columns-repeated="16380"/>
        </table:table-row>
        <table:table-row table:style-name="ro1">
          <table:table-cell office:value-type="float" office:value="702061.15" table:style-name="ce1">
            <text:p>702061.15</text:p>
          </table:table-cell>
          <table:table-cell office:value-type="float" office:value="6181983.0700000003" table:style-name="ce1">
            <text:p>6181983.07</text:p>
          </table:table-cell>
          <table:table-cell office:value-type="float" office:value="-0.68" table:style-name="ce1">
            <text:p>-0.68</text:p>
          </table:table-cell>
          <table:table-cell office:value-type="float" office:value="0.51" table:style-name="ce1">
            <text:p>0.51</text:p>
          </table:table-cell>
          <table:table-cell table:number-columns-repeated="16380"/>
        </table:table-row>
        <table:table-row table:style-name="ro1">
          <table:table-cell office:value-type="float" office:value="697803.19999999902" table:style-name="ce1">
            <text:p>697803.2</text:p>
          </table:table-cell>
          <table:table-cell office:value-type="float" office:value="6187409" table:style-name="ce1">
            <text:p>6187409</text:p>
          </table:table-cell>
          <table:table-cell office:value-type="float" office:value="-3.41" table:style-name="ce1">
            <text:p>-3.41</text:p>
          </table:table-cell>
          <table:table-cell table:number-columns-repeated="16381" table:style-name="ce1"/>
        </table:table-row>
        <table:table-row table:style-name="ro1">
          <table:table-cell office:value-type="float" office:value="696984.25300000003" table:style-name="ce1">
            <text:p>696984.253</text:p>
          </table:table-cell>
          <table:table-cell office:value-type="float" office:value="6186479.4419999896" table:style-name="ce1">
            <text:p>6186479.442</text:p>
          </table:table-cell>
          <table:table-cell office:value-type="float" office:value="-16.62" table:style-name="ce1">
            <text:p>-16.62</text:p>
          </table:table-cell>
          <table:table-cell table:number-columns-repeated="16381" table:style-name="ce1"/>
        </table:table-row>
        <table:table-row table:style-name="ro1">
          <table:table-cell office:value-type="float" office:value="695984.06999999902" table:style-name="ce1">
            <text:p>695984.07</text:p>
          </table:table-cell>
          <table:table-cell office:value-type="float" office:value="6186659.1699999897" table:style-name="ce1">
            <text:p>6186659.17</text:p>
          </table:table-cell>
          <table:table-cell office:value-type="float" office:value="2.12" table:style-name="ce1">
            <text:p>2.12</text:p>
          </table:table-cell>
          <table:table-cell office:value-type="float" office:value="3.8" table:style-name="ce1">
            <text:p>3.8</text:p>
          </table:table-cell>
          <table:table-cell table:number-columns-repeated="16380"/>
        </table:table-row>
        <table:table-row table:style-name="ro1">
          <table:table-cell office:value-type="float" office:value="694239.02" table:style-name="ce1">
            <text:p>694239.02</text:p>
          </table:table-cell>
          <table:table-cell office:value-type="float" office:value="6188439.9000000004" table:style-name="ce1">
            <text:p>6188439.9</text:p>
          </table:table-cell>
          <table:table-cell office:value-type="float" office:value="5.9" table:style-name="ce1">
            <text:p>5.9</text:p>
          </table:table-cell>
          <table:table-cell office:value-type="float" office:value="6.48" table:style-name="ce1">
            <text:p>6.48</text:p>
          </table:table-cell>
          <table:table-cell table:number-columns-repeated="16380"/>
        </table:table-row>
        <table:table-row table:style-name="ro1">
          <table:table-cell office:value-type="float" office:value="693442.72999999905" table:style-name="ce1">
            <text:p>693442.73</text:p>
          </table:table-cell>
          <table:table-cell office:value-type="float" office:value="6188243.8099999903" table:style-name="ce1">
            <text:p>6188243.8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45" table:style-name="ce1">
            <text:p>5.45</text:p>
          </table:table-cell>
          <table:table-cell table:number-columns-repeated="16380"/>
        </table:table-row>
        <table:table-row table:style-name="ro1">
          <table:table-cell office:value-type="float" office:value="702474.18" table:style-name="ce1">
            <text:p>702474.18</text:p>
          </table:table-cell>
          <table:table-cell office:value-type="float" office:value="6188630.2000000002" table:style-name="ce1">
            <text:p>6188630.2</text:p>
          </table:table-cell>
          <table:table-cell office:value-type="float" office:value="-1.87" table:style-name="ce1">
            <text:p>-1.87</text:p>
          </table:table-cell>
          <table:table-cell office:value-type="float" office:value="1.32" table:style-name="ce1">
            <text:p>1.32</text:p>
          </table:table-cell>
          <table:table-cell table:number-columns-repeated="16380"/>
        </table:table-row>
        <table:table-row table:style-name="ro1">
          <table:table-cell office:value-type="float" office:value="692986.68999999901" table:style-name="ce1">
            <text:p>692986.69</text:p>
          </table:table-cell>
          <table:table-cell office:value-type="float" office:value="6188391.0899999896" table:style-name="ce1">
            <text:p>6188391.09</text:p>
          </table:table-cell>
          <table:table-cell office:value-type="float" office:value="5.68" table:style-name="ce1">
            <text:p>5.68</text:p>
          </table:table-cell>
          <table:table-cell office:value-type="float" office:value="5.92" table:style-name="ce1">
            <text:p>5.92</text:p>
          </table:table-cell>
          <table:table-cell table:number-columns-repeated="16380"/>
        </table:table-row>
        <table:table-row table:style-name="ro1">
          <table:table-cell office:value-type="float" office:value="692350.81" table:style-name="ce1">
            <text:p>692350.81</text:p>
          </table:table-cell>
          <table:table-cell office:value-type="float" office:value="6188130.46" table:style-name="ce1">
            <text:p>6188130.46</text:p>
          </table:table-cell>
          <table:table-cell office:value-type="float" office:value="6.77" table:style-name="ce1">
            <text:p>6.77</text:p>
          </table:table-cell>
          <table:table-cell table:number-columns-repeated="16381" table:style-name="ce1"/>
        </table:table-row>
        <table:table-row table:style-name="ro1">
          <table:table-cell office:value-type="float" office:value="696277.23999999894" table:style-name="ce1">
            <text:p>696277.24</text:p>
          </table:table-cell>
          <table:table-cell office:value-type="float" office:value="6194994.1900000004" table:style-name="ce1">
            <text:p>6194994.19</text:p>
          </table:table-cell>
          <table:table-cell office:value-type="float" office:value="1.1299999999999999" table:style-name="ce1">
            <text:p>1.13</text:p>
          </table:table-cell>
          <table:table-cell table:number-columns-repeated="16381" table:style-name="ce1"/>
        </table:table-row>
        <table:table-row table:style-name="ro1">
          <table:table-cell office:value-type="float" office:value="699075.31999999902" table:style-name="ce1">
            <text:p>699075.32</text:p>
          </table:table-cell>
          <table:table-cell office:value-type="float" office:value="6182646.4400000004" table:style-name="ce1">
            <text:p>6182646.44</text:p>
          </table:table-cell>
          <table:table-cell office:value-type="float" office:value="1.9" table:style-name="ce1">
            <text:p>1.9</text:p>
          </table:table-cell>
          <table:table-cell office:value-type="float" office:value="3.37" table:style-name="ce1">
            <text:p>3.37</text:p>
          </table:table-cell>
          <table:table-cell table:number-columns-repeated="16380"/>
        </table:table-row>
        <table:table-row table:style-name="ro1">
          <table:table-cell office:value-type="float" office:value="703112.4" table:style-name="ce1">
            <text:p>703112.4</text:p>
          </table:table-cell>
          <table:table-cell office:value-type="float" office:value="6187668.0499999896" table:style-name="ce1">
            <text:p>6187668.05</text:p>
          </table:table-cell>
          <table:table-cell office:value-type="float" office:value="-1.08" table:style-name="ce1">
            <text:p>-1.08</text:p>
          </table:table-cell>
          <table:table-cell office:value-type="float" office:value="0.97" table:style-name="ce1">
            <text:p>0.97</text:p>
          </table:table-cell>
          <table:table-cell table:number-columns-repeated="16380"/>
        </table:table-row>
        <table:table-row table:style-name="ro1">
          <table:table-cell office:value-type="float" office:value="694893.97999999905" table:style-name="ce1">
            <text:p>694893.98</text:p>
          </table:table-cell>
          <table:table-cell office:value-type="float" office:value="6180113.3799999896" table:style-name="ce1">
            <text:p>6180113.38</text:p>
          </table:table-cell>
          <table:table-cell office:value-type="float" office:value="10.9" table:style-name="ce1">
            <text:p>10.9</text:p>
          </table:table-cell>
          <table:table-cell office:value-type="float" office:value="11.8" table:style-name="ce1">
            <text:p>11.8</text:p>
          </table:table-cell>
          <table:table-cell table:number-columns-repeated="16380"/>
        </table:table-row>
        <table:table-row table:style-name="ro1">
          <table:table-cell office:value-type="float" office:value="703112.4" table:style-name="ce1">
            <text:p>703112.4</text:p>
          </table:table-cell>
          <table:table-cell office:value-type="float" office:value="6187668.0499999896" table:style-name="ce1">
            <text:p>6187668.05</text:p>
          </table:table-cell>
          <table:table-cell office:value-type="float" office:value="-1.08" table:style-name="ce1">
            <text:p>-1.08</text:p>
          </table:table-cell>
          <table:table-cell office:value-type="float" office:value="0.97" table:style-name="ce1">
            <text:p>0.97</text:p>
          </table:table-cell>
          <table:table-cell table:number-columns-repeated="16380"/>
        </table:table-row>
        <table:table-row table:style-name="ro1">
          <table:table-cell office:value-type="float" office:value="694893.97999999905" table:style-name="ce1">
            <text:p>694893.98</text:p>
          </table:table-cell>
          <table:table-cell office:value-type="float" office:value="6180113.3799999896" table:style-name="ce1">
            <text:p>6180113.38</text:p>
          </table:table-cell>
          <table:table-cell office:value-type="float" office:value="10.9" table:style-name="ce1">
            <text:p>10.9</text:p>
          </table:table-cell>
          <table:table-cell office:value-type="float" office:value="11.8" table:style-name="ce1">
            <text:p>11.8</text:p>
          </table:table-cell>
          <table:table-cell table:number-columns-repeated="16380"/>
        </table:table-row>
        <table:table-row table:style-name="ro1">
          <table:table-cell office:value-type="float" office:value="677483" table:style-name="ce1">
            <text:p>677483</text:p>
          </table:table-cell>
          <table:table-cell office:value-type="float" office:value="6177872" table:style-name="ce1">
            <text:p>6177872</text:p>
          </table:table-cell>
          <table:table-cell office:value-type="float" office:value="81.28" table:style-name="ce1">
            <text:p>81.28</text:p>
          </table:table-cell>
          <table:table-cell office:value-type="float" office:value="82.87" table:style-name="ce1">
            <text:p>82.87</text:p>
          </table:table-cell>
          <table:table-cell table:number-columns-repeated="16380"/>
        </table:table-row>
        <table:table-row table:style-name="ro1">
          <table:table-cell office:value-type="float" office:value="687711.28" table:style-name="ce1">
            <text:p>687711.28</text:p>
          </table:table-cell>
          <table:table-cell office:value-type="float" office:value="6183615.6200000001" table:style-name="ce1">
            <text:p>6183615.62</text:p>
          </table:table-cell>
          <table:table-cell office:value-type="float" office:value="23.23" table:style-name="ce1">
            <text:p>23.23</text:p>
          </table:table-cell>
          <table:table-cell office:value-type="float" office:value="27.9" table:style-name="ce1">
            <text:p>27.9</text:p>
          </table:table-cell>
          <table:table-cell table:number-columns-repeated="16380"/>
        </table:table-row>
        <table:table-row table:style-name="ro1">
          <table:table-cell office:value-type="float" office:value="695297.67" table:style-name="ce1">
            <text:p>695297.67</text:p>
          </table:table-cell>
          <table:table-cell office:value-type="float" office:value="6173283.1799999904" table:style-name="ce1">
            <text:p>6173283.18</text:p>
          </table:table-cell>
          <table:table-cell office:value-type="float" office:value="6.81" table:style-name="ce1">
            <text:p>6.81</text:p>
          </table:table-cell>
          <table:table-cell office:value-type="float" office:value="9.27" table:style-name="ce1">
            <text:p>9.27</text:p>
          </table:table-cell>
          <table:table-cell table:number-columns-repeated="16380"/>
        </table:table-row>
        <table:table-row table:style-name="ro1">
          <table:table-cell office:value-type="float" office:value="692905.07999999903" table:style-name="ce1">
            <text:p>692905.08</text:p>
          </table:table-cell>
          <table:table-cell office:value-type="float" office:value="6170692.6399999904" table:style-name="ce1">
            <text:p>6170692.64</text:p>
          </table:table-cell>
          <table:table-cell office:value-type="float" office:value="7.18" table:style-name="ce1">
            <text:p>7.18</text:p>
          </table:table-cell>
          <table:table-cell office:value-type="float" office:value="12.34" table:style-name="ce1">
            <text:p>12.34</text:p>
          </table:table-cell>
          <table:table-cell table:number-columns-repeated="16380"/>
        </table:table-row>
        <table:table-row table:style-name="ro1">
          <table:table-cell office:value-type="float" office:value="700118.3" table:style-name="ce1">
            <text:p>700118.3</text:p>
          </table:table-cell>
          <table:table-cell office:value-type="float" office:value="6186542" table:style-name="ce1">
            <text:p>6186542</text:p>
          </table:table-cell>
          <table:table-cell office:value-type="float" office:value="-3.03" table:style-name="ce1">
            <text:p>-3.03</text:p>
          </table:table-cell>
          <table:table-cell table:number-columns-repeated="16381" table:style-name="ce1"/>
        </table:table-row>
        <table:table-row table:style-name="ro1">
          <table:table-cell office:value-type="float" office:value="697803.19999999902" table:style-name="ce1">
            <text:p>697803.2</text:p>
          </table:table-cell>
          <table:table-cell office:value-type="float" office:value="6187409" table:style-name="ce1">
            <text:p>6187409</text:p>
          </table:table-cell>
          <table:table-cell office:value-type="float" office:value="-3.41" table:style-name="ce1">
            <text:p>-3.41</text:p>
          </table:table-cell>
          <table:table-cell table:number-columns-repeated="16381" table:style-name="ce1"/>
        </table:table-row>
        <table:table-row table:style-name="ro1">
          <table:table-cell office:value-type="float" office:value="696984.25300000003" table:style-name="ce1">
            <text:p>696984.253</text:p>
          </table:table-cell>
          <table:table-cell office:value-type="float" office:value="6186479.4419999896" table:style-name="ce1">
            <text:p>6186479.442</text:p>
          </table:table-cell>
          <table:table-cell office:value-type="float" office:value="-16.62" table:style-name="ce1">
            <text:p>-16.62</text:p>
          </table:table-cell>
          <table:table-cell table:number-columns-repeated="16381" table:style-name="ce1"/>
        </table:table-row>
        <table:table-row table:style-name="ro1">
          <table:table-cell office:value-type="float" office:value="684814.67" table:style-name="ce1">
            <text:p>684814.67</text:p>
          </table:table-cell>
          <table:table-cell office:value-type="float" office:value="6182554.0800000001" table:style-name="ce1">
            <text:p>6182554.08</text:p>
          </table:table-cell>
          <table:table-cell office:value-type="float" office:value="35.67" table:style-name="ce1">
            <text:p>35.67</text:p>
          </table:table-cell>
          <table:table-cell office:value-type="float" office:value="45.34" table:style-name="ce1">
            <text:p>45.34</text:p>
          </table:table-cell>
          <table:table-cell table:number-columns-repeated="16380"/>
        </table:table-row>
        <table:table-row table:style-name="ro1">
          <table:table-cell office:value-type="float" office:value="677151.67" table:style-name="ce1">
            <text:p>677151.67</text:p>
          </table:table-cell>
          <table:table-cell office:value-type="float" office:value="6174943.4299999904" table:style-name="ce1">
            <text:p>6174943.43</text:p>
          </table:table-cell>
          <table:table-cell office:value-type="float" office:value="88.93" table:style-name="ce1">
            <text:p>88.93</text:p>
          </table:table-cell>
          <table:table-cell office:value-type="float" office:value="93.21" table:style-name="ce1">
            <text:p>93.21</text:p>
          </table:table-cell>
          <table:table-cell table:number-columns-repeated="16380"/>
        </table:table-row>
        <table:table-row table:style-name="ro1">
          <table:table-cell office:value-type="float" office:value="691951.65" table:style-name="ce1">
            <text:p>691951.65</text:p>
          </table:table-cell>
          <table:table-cell office:value-type="float" office:value="6178013.5099999905" table:style-name="ce1">
            <text:p>6178013.51</text:p>
          </table:table-cell>
          <table:table-cell office:value-type="float" office:value="16.079999999999899" table:style-name="ce1">
            <text:p>16.08</text:p>
          </table:table-cell>
          <table:table-cell office:value-type="float" office:value="16.7" table:style-name="ce1">
            <text:p>16.7</text:p>
          </table:table-cell>
          <table:table-cell table:number-columns-repeated="16380"/>
        </table:table-row>
        <table:table-row table:style-name="ro1">
          <table:table-cell office:value-type="float" office:value="682274.96999999904" table:style-name="ce1">
            <text:p>682274.97</text:p>
          </table:table-cell>
          <table:table-cell office:value-type="float" office:value="6177140.75" table:style-name="ce1">
            <text:p>6177140.75</text:p>
          </table:table-cell>
          <table:table-cell office:value-type="float" office:value="58.03" table:style-name="ce1">
            <text:p>58.03</text:p>
          </table:table-cell>
          <table:table-cell office:value-type="float" office:value="59.79" table:style-name="ce1">
            <text:p>59.79</text:p>
          </table:table-cell>
          <table:table-cell table:number-columns-repeated="16380"/>
        </table:table-row>
        <table:table-row table:style-name="ro1">
          <table:table-cell office:value-type="float" office:value="699943.39" table:style-name="ce1">
            <text:p>699943.39</text:p>
          </table:table-cell>
          <table:table-cell office:value-type="float" office:value="6177627.0199999902" table:style-name="ce1">
            <text:p>6177627.02</text:p>
          </table:table-cell>
          <table:table-cell office:value-type="float" office:value="1.4" table:style-name="ce1">
            <text:p>1.4</text:p>
          </table:table-cell>
          <table:table-cell office:value-type="float" office:value="2.9" table:style-name="ce1">
            <text:p>2.9</text:p>
          </table:table-cell>
          <table:table-cell table:number-columns-repeated="16380"/>
        </table:table-row>
        <table:table-row table:style-name="ro1">
          <table:table-cell office:value-type="float" office:value="673012.17" table:style-name="ce1">
            <text:p>673012.17</text:p>
          </table:table-cell>
          <table:table-cell office:value-type="float" office:value="6176792.3300000001" table:style-name="ce1">
            <text:p>6176792.33</text:p>
          </table:table-cell>
          <table:table-cell office:value-type="float" office:value="107.739999999999" table:style-name="ce1">
            <text:p>107.74</text:p>
          </table:table-cell>
          <table:table-cell office:value-type="float" office:value="108.45" table:style-name="ce1">
            <text:p>108.45</text:p>
          </table:table-cell>
          <table:table-cell table:number-columns-repeated="16380"/>
        </table:table-row>
        <table:table-row table:style-name="ro1">
          <table:table-cell office:value-type="float" office:value="702474.18" table:style-name="ce1">
            <text:p>702474.18</text:p>
          </table:table-cell>
          <table:table-cell office:value-type="float" office:value="6188630.2000000002" table:style-name="ce1">
            <text:p>6188630.2</text:p>
          </table:table-cell>
          <table:table-cell office:value-type="float" office:value="-1.87" table:style-name="ce1">
            <text:p>-1.87</text:p>
          </table:table-cell>
          <table:table-cell office:value-type="float" office:value="1.32" table:style-name="ce1">
            <text:p>1.32</text:p>
          </table:table-cell>
          <table:table-cell table:number-columns-repeated="16380"/>
        </table:table-row>
        <table:table-row table:style-name="ro1">
          <table:table-cell office:value-type="float" office:value="682915.07999999903" table:style-name="ce1">
            <text:p>682915.08</text:p>
          </table:table-cell>
          <table:table-cell office:value-type="float" office:value="6173776.71" table:style-name="ce1">
            <text:p>6173776.71</text:p>
          </table:table-cell>
          <table:table-cell office:value-type="float" office:value="65.6099999999999" table:style-name="ce1">
            <text:p>65.61</text:p>
          </table:table-cell>
          <table:table-cell office:value-type="float" office:value="69.69" table:style-name="ce1">
            <text:p>69.69</text:p>
          </table:table-cell>
          <table:table-cell table:number-columns-repeated="16380"/>
        </table:table-row>
        <table:table-row table:style-name="ro1">
          <table:table-cell office:value-type="float" office:value="693021.07999999903" table:style-name="ce1">
            <text:p>693021.08</text:p>
          </table:table-cell>
          <table:table-cell office:value-type="float" office:value="6192183.3399999896" table:style-name="ce1">
            <text:p>6192183.34</text:p>
          </table:table-cell>
          <table:table-cell table:style-name="ce1"/>
          <table:table-cell office:value-type="float" office:value="9.85" table:style-name="ce1">
            <text:p>9.85</text:p>
          </table:table-cell>
          <table:table-cell table:number-columns-repeated="16380"/>
        </table:table-row>
        <table:table-row table:style-name="ro1">
          <table:table-cell office:value-type="float" office:value="685643.18999999901" table:style-name="ce1">
            <text:p>685643.19</text:p>
          </table:table-cell>
          <table:table-cell office:value-type="float" office:value="6166502.3300000001" table:style-name="ce1">
            <text:p>6166502.33</text:p>
          </table:table-cell>
          <table:table-cell office:value-type="float" office:value="71.719999999999899" table:style-name="ce1">
            <text:p>71.72</text:p>
          </table:table-cell>
          <table:table-cell office:value-type="float" office:value="79.97" table:style-name="ce1">
            <text:p>79.97</text:p>
          </table:table-cell>
          <table:table-cell table:number-columns-repeated="16380"/>
        </table:table-row>
        <table:table-row table:style-name="ro1">
          <table:table-cell office:value-type="float" office:value="694239.02" table:style-name="ce1">
            <text:p>694239.02</text:p>
          </table:table-cell>
          <table:table-cell office:value-type="float" office:value="6188439.9000000004" table:style-name="ce1">
            <text:p>6188439.9</text:p>
          </table:table-cell>
          <table:table-cell office:value-type="float" office:value="5.9" table:style-name="ce1">
            <text:p>5.9</text:p>
          </table:table-cell>
          <table:table-cell office:value-type="float" office:value="6.48" table:style-name="ce1">
            <text:p>6.48</text:p>
          </table:table-cell>
          <table:table-cell table:number-columns-repeated="16380"/>
        </table:table-row>
        <table:table-row table:style-name="ro1">
          <table:table-cell office:value-type="float" office:value="693442.72999999905" table:style-name="ce1">
            <text:p>693442.73</text:p>
          </table:table-cell>
          <table:table-cell office:value-type="float" office:value="6188243.8099999903" table:style-name="ce1">
            <text:p>6188243.8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45" table:style-name="ce1">
            <text:p>5.45</text:p>
          </table:table-cell>
          <table:table-cell table:number-columns-repeated="16380"/>
        </table:table-row>
        <table:table-row table:style-name="ro1">
          <table:table-cell office:value-type="float" office:value="690380.55" table:style-name="ce1">
            <text:p>690380.55</text:p>
          </table:table-cell>
          <table:table-cell office:value-type="float" office:value="6168505.7699999902" table:style-name="ce1">
            <text:p>6168505.77</text:p>
          </table:table-cell>
          <table:table-cell office:value-type="float" office:value="25.1999999999999" table:style-name="ce1">
            <text:p>25.2</text:p>
          </table:table-cell>
          <table:table-cell office:value-type="float" office:value="26.75" table:style-name="ce1">
            <text:p>26.75</text:p>
          </table:table-cell>
          <table:table-cell table:number-columns-repeated="16380"/>
        </table:table-row>
        <table:table-row table:style-name="ro1">
          <table:table-cell office:value-type="float" office:value="691414.8" table:style-name="ce1">
            <text:p>691414.8</text:p>
          </table:table-cell>
          <table:table-cell office:value-type="float" office:value="6165344.2000000002" table:style-name="ce1">
            <text:p>6165344.2</text:p>
          </table:table-cell>
          <table:table-cell office:value-type="float" office:value="27.62" table:style-name="ce1">
            <text:p>27.62</text:p>
          </table:table-cell>
          <table:table-cell office:value-type="float" office:value="28.15" table:style-name="ce1">
            <text:p>28.15</text:p>
          </table:table-cell>
          <table:table-cell table:number-columns-repeated="16380"/>
        </table:table-row>
        <table:table-row table:style-name="ro1">
          <table:table-cell office:value-type="float" office:value="671397.94999999902" table:style-name="ce1">
            <text:p>671397.95</text:p>
          </table:table-cell>
          <table:table-cell office:value-type="float" office:value="6176730.2999999896" table:style-name="ce1">
            <text:p>6176730.3</text:p>
          </table:table-cell>
          <table:table-cell office:value-type="float" office:value="115.86" table:style-name="ce1">
            <text:p>115.86</text:p>
          </table:table-cell>
          <table:table-cell office:value-type="float" office:value="116.43" table:style-name="ce1">
            <text:p>116.43</text:p>
          </table:table-cell>
          <table:table-cell table:number-columns-repeated="16380"/>
        </table:table-row>
        <table:table-row table:style-name="ro1">
          <table:table-cell office:value-type="float" office:value="689665.14" table:style-name="ce1">
            <text:p>689665.14</text:p>
          </table:table-cell>
          <table:table-cell office:value-type="float" office:value="6190190.5" table:style-name="ce1">
            <text:p>6190190.5</text:p>
          </table:table-cell>
          <table:table-cell office:value-type="float" office:value="11.22" table:style-name="ce1">
            <text:p>11.22</text:p>
          </table:table-cell>
          <table:table-cell office:value-type="float" office:value="27.28" table:style-name="ce1">
            <text:p>27.28</text:p>
          </table:table-cell>
          <table:table-cell table:number-columns-repeated="16380"/>
        </table:table-row>
        <table:table-row table:style-name="ro1">
          <table:table-cell office:value-type="float" office:value="677705.31999999902" table:style-name="ce1">
            <text:p>677705.32</text:p>
          </table:table-cell>
          <table:table-cell office:value-type="float" office:value="6171742.5999999903" table:style-name="ce1">
            <text:p>6171742.6</text:p>
          </table:table-cell>
          <table:table-cell office:value-type="float" office:value="102.45" table:style-name="ce1">
            <text:p>102.45</text:p>
          </table:table-cell>
          <table:table-cell office:value-type="float" office:value="101.07" table:style-name="ce1">
            <text:p>101.07</text:p>
          </table:table-cell>
          <table:table-cell table:number-columns-repeated="16380"/>
        </table:table-row>
        <table:table-row table:style-name="ro1">
          <table:table-cell office:value-type="float" office:value="682336.5" table:style-name="ce1">
            <text:p>682336.5</text:p>
          </table:table-cell>
          <table:table-cell office:value-type="float" office:value="6172624.8300000001" table:style-name="ce1">
            <text:p>6172624.83</text:p>
          </table:table-cell>
          <table:table-cell office:value-type="float" office:value="75.53" table:style-name="ce1">
            <text:p>75.53</text:p>
          </table:table-cell>
          <table:table-cell office:value-type="float" office:value="76.13" table:style-name="ce1">
            <text:p>76.13</text:p>
          </table:table-cell>
          <table:table-cell table:number-columns-repeated="16380"/>
        </table:table-row>
        <table:table-row table:style-name="ro1">
          <table:table-cell office:value-type="float" office:value="692986.68999999901" table:style-name="ce1">
            <text:p>692986.69</text:p>
          </table:table-cell>
          <table:table-cell office:value-type="float" office:value="6188391.0899999896" table:style-name="ce1">
            <text:p>6188391.09</text:p>
          </table:table-cell>
          <table:table-cell office:value-type="float" office:value="5.68" table:style-name="ce1">
            <text:p>5.68</text:p>
          </table:table-cell>
          <table:table-cell office:value-type="float" office:value="5.92" table:style-name="ce1">
            <text:p>5.92</text:p>
          </table:table-cell>
          <table:table-cell table:number-columns-repeated="16380"/>
        </table:table-row>
        <table:table-row table:style-name="ro1">
          <table:table-cell office:value-type="float" office:value="699075.31999999902" table:style-name="ce1">
            <text:p>699075.32</text:p>
          </table:table-cell>
          <table:table-cell office:value-type="float" office:value="6182646.4400000004" table:style-name="ce1">
            <text:p>6182646.44</text:p>
          </table:table-cell>
          <table:table-cell office:value-type="float" office:value="1.9" table:style-name="ce1">
            <text:p>1.9</text:p>
          </table:table-cell>
          <table:table-cell office:value-type="float" office:value="3.37" table:style-name="ce1">
            <text:p>3.37</text:p>
          </table:table-cell>
          <table:table-cell table:number-columns-repeated="16380"/>
        </table:table-row>
        <table:table-row table:style-name="ro1">
          <table:table-cell office:value-type="float" office:value="692371.28" table:style-name="ce1">
            <text:p>692371.28</text:p>
          </table:table-cell>
          <table:table-cell office:value-type="float" office:value="6188122.6500000004" table:style-name="ce1">
            <text:p>6188122.65</text:p>
          </table:table-cell>
          <table:table-cell office:value-type="float" office:value="8.09" table:style-name="ce1">
            <text:p>8.09</text:p>
          </table:table-cell>
          <table:table-cell office:value-type="float" office:value="12.22" table:style-name="ce1">
            <text:p>12.22</text:p>
          </table:table-cell>
          <table:table-cell table:number-columns-repeated="16380"/>
        </table:table-row>
        <table:table-row table:style-name="ro1">
          <table:table-cell office:value-type="float" office:value="695984.06999999902" table:style-name="ce1">
            <text:p>695984.07</text:p>
          </table:table-cell>
          <table:table-cell office:value-type="float" office:value="6186659.1699999897" table:style-name="ce1">
            <text:p>6186659.17</text:p>
          </table:table-cell>
          <table:table-cell office:value-type="float" office:value="2.12" table:style-name="ce1">
            <text:p>2.12</text:p>
          </table:table-cell>
          <table:table-cell office:value-type="float" office:value="3.8" table:style-name="ce1">
            <text:p>3.8</text:p>
          </table:table-cell>
          <table:table-cell table:number-columns-repeated="16380"/>
        </table:table-row>
        <table:table-row table:style-name="ro1">
          <table:table-cell office:value-type="float" office:value="692350.81" table:style-name="ce1">
            <text:p>692350.81</text:p>
          </table:table-cell>
          <table:table-cell office:value-type="float" office:value="6188130.46" table:style-name="ce1">
            <text:p>6188130.46</text:p>
          </table:table-cell>
          <table:table-cell office:value-type="float" office:value="6.77" table:style-name="ce1">
            <text:p>6.77</text:p>
          </table:table-cell>
          <table:table-cell table:number-columns-repeated="16381" table:style-name="ce1"/>
        </table:table-row>
        <table:table-row table:style-name="ro1">
          <table:table-cell office:value-type="float" office:value="698872.82999999903" table:style-name="ce1">
            <text:p>698872.83</text:p>
          </table:table-cell>
          <table:table-cell office:value-type="float" office:value="6173160.3399999896" table:style-name="ce1">
            <text:p>6173160.34</text:p>
          </table:table-cell>
          <table:table-cell office:value-type="float" office:value="1.23" table:style-name="ce1">
            <text:p>1.23</text:p>
          </table:table-cell>
          <table:table-cell office:value-type="float" office:value="3.72" table:style-name="ce1">
            <text:p>3.72</text:p>
          </table:table-cell>
          <table:table-cell table:number-columns-repeated="16380"/>
        </table:table-row>
        <table:table-row table:style-name="ro1">
          <table:table-cell office:value-type="float" office:value="698566.97999999905" table:style-name="ce1">
            <text:p>698566.98</text:p>
          </table:table-cell>
          <table:table-cell office:value-type="float" office:value="6171098.2400000002" table:style-name="ce1">
            <text:p>6171098.24</text:p>
          </table:table-cell>
          <table:table-cell office:value-type="float" office:value="2.19" table:style-name="ce1">
            <text:p>2.19</text:p>
          </table:table-cell>
          <table:table-cell table:number-columns-repeated="16381" table:style-name="ce1"/>
        </table:table-row>
        <table:table-row table:style-name="ro1">
          <table:table-cell office:value-type="float" office:value="684561.19999999902" table:style-name="ce1">
            <text:p>684561.2</text:p>
          </table:table-cell>
          <table:table-cell office:value-type="float" office:value="6183517.8300000001" table:style-name="ce1">
            <text:p>6183517.83</text:p>
          </table:table-cell>
          <table:table-cell office:value-type="float" office:value="64.430000000000007" table:style-name="ce1">
            <text:p>64.43</text:p>
          </table:table-cell>
          <table:table-cell office:value-type="float" office:value="64.23" table:style-name="ce1">
            <text:p>64.23</text:p>
          </table:table-cell>
          <table:table-cell table:number-columns-repeated="16380"/>
        </table:table-row>
        <table:table-row table:style-name="ro1">
          <table:table-cell office:value-type="float" office:value="665108.37" table:style-name="ce1">
            <text:p>665108.37</text:p>
          </table:table-cell>
          <table:table-cell office:value-type="float" office:value="6172560.0800000001" table:style-name="ce1">
            <text:p>6172560.08</text:p>
          </table:table-cell>
          <table:table-cell office:value-type="float" office:value="178.63999999999899" table:style-name="ce1">
            <text:p>178.64</text:p>
          </table:table-cell>
          <table:table-cell office:value-type="float" office:value="179.61" table:style-name="ce1">
            <text:p>179.61</text:p>
          </table:table-cell>
          <table:table-cell table:number-columns-repeated="16380"/>
        </table:table-row>
        <table:table-row table:style-name="ro1">
          <table:table-cell office:value-type="float" office:value="668365.31999999902" table:style-name="ce1">
            <text:p>668365.32</text:p>
          </table:table-cell>
          <table:table-cell office:value-type="float" office:value="6174546.5800000001" table:style-name="ce1">
            <text:p>6174546.58</text:p>
          </table:table-cell>
          <table:table-cell office:value-type="float" office:value="141.009999999999" table:style-name="ce1">
            <text:p>141.01</text:p>
          </table:table-cell>
          <table:table-cell office:value-type="float" office:value="142.38999999999999" table:style-name="ce1">
            <text:p>142.39</text:p>
          </table:table-cell>
          <table:table-cell table:number-columns-repeated="16380"/>
        </table:table-row>
        <table:table-row table:style-name="ro1">
          <table:table-cell office:value-type="float" office:value="677294.06" table:style-name="ce1">
            <text:p>677294.06</text:p>
          </table:table-cell>
          <table:table-cell office:value-type="float" office:value="6174123.1900000004" table:style-name="ce1">
            <text:p>6174123.19</text:p>
          </table:table-cell>
          <table:table-cell office:value-type="float" office:value="98.3599999999999" table:style-name="ce1">
            <text:p>98.36</text:p>
          </table:table-cell>
          <table:table-cell office:value-type="float" office:value="99.2" table:style-name="ce1">
            <text:p>99.2</text:p>
          </table:table-cell>
          <table:table-cell table:number-columns-repeated="16380"/>
        </table:table-row>
        <table:table-row table:style-name="ro1">
          <table:table-cell office:value-type="float" office:value="686773.3" table:style-name="ce1">
            <text:p>686773.3</text:p>
          </table:table-cell>
          <table:table-cell office:value-type="float" office:value="6165358.6699999897" table:style-name="ce1">
            <text:p>6165358.67</text:p>
          </table:table-cell>
          <table:table-cell office:value-type="float" office:value="64.48" table:style-name="ce1">
            <text:p>64.48</text:p>
          </table:table-cell>
          <table:table-cell office:value-type="float" office:value="64.819999999999993" table:style-name="ce1">
            <text:p>64.82</text:p>
          </table:table-cell>
          <table:table-cell table:number-columns-repeated="16380"/>
        </table:table-row>
        <table:table-row table:style-name="ro1">
          <table:table-cell office:value-type="float" office:value="696277.23999999894" table:style-name="ce1">
            <text:p>696277.24</text:p>
          </table:table-cell>
          <table:table-cell office:value-type="float" office:value="6194994.1900000004" table:style-name="ce1">
            <text:p>6194994.19</text:p>
          </table:table-cell>
          <table:table-cell office:value-type="float" office:value="1.1299999999999999" table:style-name="ce1">
            <text:p>1.13</text:p>
          </table:table-cell>
          <table:table-cell table:number-columns-repeated="16381" table:style-name="ce1"/>
        </table:table-row>
        <table:table-row table:style-name="ro1">
          <table:table-cell office:value-type="float" office:value="686198.59999999905" table:style-name="ce1">
            <text:p>686198.6</text:p>
          </table:table-cell>
          <table:table-cell office:value-type="float" office:value="6186092.1100000003" table:style-name="ce1">
            <text:p>6186092.11</text:p>
          </table:table-cell>
          <table:table-cell office:value-type="float" office:value="28.71" table:style-name="ce1">
            <text:p>28.71</text:p>
          </table:table-cell>
          <table:table-cell office:value-type="float" office:value="30.67" table:style-name="ce1">
            <text:p>30.67</text:p>
          </table:table-cell>
          <table:table-cell table:number-columns-repeated="16380"/>
        </table:table-row>
        <table:table-row table:style-name="ro1">
          <table:table-cell office:value-type="float" office:value="700129.19999999902" table:style-name="ce1">
            <text:p>700129.2</text:p>
          </table:table-cell>
          <table:table-cell office:value-type="float" office:value="6186547.71" table:style-name="ce1">
            <text:p>6186547.71</text:p>
          </table:table-cell>
          <table:table-cell office:value-type="float" office:value="-0.27" table:style-name="ce1">
            <text:p>-0.27</text:p>
          </table:table-cell>
          <table:table-cell office:value-type="float" office:value="2.35" table:style-name="ce1">
            <text:p>2.35</text:p>
          </table:table-cell>
          <table:table-cell table:number-columns-repeated="16380"/>
        </table:table-row>
        <table:table-row table:style-name="ro1">
          <table:table-cell office:value-type="float" office:value="702061.15" table:style-name="ce1">
            <text:p>702061.15</text:p>
          </table:table-cell>
          <table:table-cell office:value-type="float" office:value="6181983.0700000003" table:style-name="ce1">
            <text:p>6181983.07</text:p>
          </table:table-cell>
          <table:table-cell office:value-type="float" office:value="-0.68" table:style-name="ce1">
            <text:p>-0.68</text:p>
          </table:table-cell>
          <table:table-cell office:value-type="float" office:value="0.51" table:style-name="ce1">
            <text:p>0.51</text:p>
          </table:table-cell>
          <table:table-cell table:number-columns-repeated="16380"/>
        </table:table-row>
        <table:table-row table:style-name="ro1">
          <table:table-cell office:value-type="float" office:value="698812.05" table:style-name="ce1">
            <text:p>698812.05</text:p>
          </table:table-cell>
          <table:table-cell office:value-type="float" office:value="6164927.2800000003" table:style-name="ce1">
            <text:p>6164927.28</text:p>
          </table:table-cell>
          <table:table-cell office:value-type="float" office:value="7.35" table:style-name="ce1">
            <text:p>7.35</text:p>
          </table:table-cell>
          <table:table-cell office:value-type="float" office:value="8.48" table:style-name="ce1">
            <text:p>8.48</text:p>
          </table:table-cell>
          <table:table-cell table:number-columns-repeated="16380"/>
        </table:table-row>
        <table:table-row table:style-name="ro1">
          <table:table-cell office:value-type="float" office:value="703115.34999999905" table:style-name="ce1">
            <text:p>703115.35</text:p>
          </table:table-cell>
          <table:table-cell office:value-type="float" office:value="6187644.9199999897" table:style-name="ce1">
            <text:p>6187644.92</text:p>
          </table:table-cell>
          <table:table-cell office:value-type="float" office:value="0.06" table:style-name="ce1">
            <text:p>0.06</text:p>
          </table:table-cell>
          <table:table-cell office:value-type="float" office:value="1.66" table:style-name="ce1">
            <text:p>1.66</text:p>
          </table:table-cell>
          <table:table-cell table:number-columns-repeated="16380"/>
        </table:table-row>
        <table:table-row table:style-name="ro1">
          <table:table-cell office:value-type="float" office:value="702558.26" table:style-name="ce1">
            <text:p>702558.26</text:p>
          </table:table-cell>
          <table:table-cell office:value-type="float" office:value="6190642.8300000001" table:style-name="ce1">
            <text:p>6190642.83</text:p>
          </table:table-cell>
          <table:table-cell office:value-type="float" office:value="1.55" table:style-name="ce1">
            <text:p>1.55</text:p>
          </table:table-cell>
          <table:table-cell table:number-columns-repeated="16381" table:style-name="ce1"/>
        </table:table-row>
        <table:table-row table:style-name="ro1">
          <table:table-cell office:value-type="float" office:value="703115.47999999905" table:style-name="ce1">
            <text:p>703115.48</text:p>
          </table:table-cell>
          <table:table-cell office:value-type="float" office:value="6178696.0499999896" table:style-name="ce1">
            <text:p>6178696.05</text:p>
          </table:table-cell>
          <table:table-cell office:value-type="float" office:value="0.42" table:style-name="ce1">
            <text:p>0.42</text:p>
          </table:table-cell>
          <table:table-cell office:value-type="float" office:value="1.5" table:style-name="ce1">
            <text:p>1.5</text:p>
          </table:table-cell>
          <table:table-cell table:number-columns-repeated="16380"/>
        </table:table-row>
        <table:table-row table:style-name="ro1">
          <table:table-cell office:value-type="float" office:value="694822.08999999904" table:style-name="ce1">
            <text:p>694822.09</text:p>
          </table:table-cell>
          <table:table-cell office:value-type="float" office:value="6168744.9699999904" table:style-name="ce1">
            <text:p>6168744.97</text:p>
          </table:table-cell>
          <table:table-cell office:value-type="float" office:value="6.38" table:style-name="ce1">
            <text:p>6.38</text:p>
          </table:table-cell>
          <table:table-cell office:value-type="float" office:value="10.71" table:style-name="ce1">
            <text:p>10.71</text:p>
          </table:table-cell>
          <table:table-cell table:number-columns-repeated="16380"/>
        </table:table-row>
        <table:table-row table:style-name="ro1">
          <table:table-cell office:value-type="float" office:value="701574.47999999905" table:style-name="ce1">
            <text:p>701574.48</text:p>
          </table:table-cell>
          <table:table-cell office:value-type="float" office:value="6171248.6600000001" table:style-name="ce1">
            <text:p>6171248.66</text:p>
          </table:table-cell>
          <table:table-cell office:value-type="float" office:value="0.84" table:style-name="ce1">
            <text:p>0.84</text:p>
          </table:table-cell>
          <table:table-cell office:value-type="float" office:value="2.0099999999999998" table:style-name="ce1">
            <text:p>2.01</text:p>
          </table:table-cell>
          <table:table-cell table:number-columns-repeated="16380"/>
        </table:table-row>
        <table:table-row table:style-name="ro1">
          <table:table-cell office:value-type="float" office:value="674192.08999999904" table:style-name="ce1">
            <text:p>674192.09</text:p>
          </table:table-cell>
          <table:table-cell office:value-type="float" office:value="6176305.4800000004" table:style-name="ce1">
            <text:p>6176305.48</text:p>
          </table:table-cell>
          <table:table-cell office:value-type="float" office:value="101.38" table:style-name="ce1">
            <text:p>101.38</text:p>
          </table:table-cell>
          <table:table-cell office:value-type="float" office:value="102.33" table:style-name="ce1">
            <text:p>102.33</text:p>
          </table:table-cell>
          <table:table-cell table:number-columns-repeated="16380"/>
        </table:table-row>
        <table:table-row table:style-name="ro1">
          <table:table-cell office:value-type="float" office:value="687191.18" table:style-name="ce1">
            <text:p>687191.18</text:p>
          </table:table-cell>
          <table:table-cell office:value-type="float" office:value="6169937.3700000001" table:style-name="ce1">
            <text:p>6169937.37</text:p>
          </table:table-cell>
          <table:table-cell office:value-type="float" office:value="54.689999999999898" table:style-name="ce1">
            <text:p>54.69</text:p>
          </table:table-cell>
          <table:table-cell office:value-type="float" office:value="55.56" table:style-name="ce1">
            <text:p>55.56</text:p>
          </table:table-cell>
          <table:table-cell table:number-columns-repeated="16380"/>
        </table:table-row>
        <table:table-row table:style-name="ro1">
          <table:table-cell office:value-type="float" office:value="690818.55" table:style-name="ce1">
            <text:p>690818.55</text:p>
          </table:table-cell>
          <table:table-cell office:value-type="float" office:value="6191375.71" table:style-name="ce1">
            <text:p>6191375.71</text:p>
          </table:table-cell>
          <table:table-cell office:value-type="float" office:value="21.2899999999999" table:style-name="ce1">
            <text:p>21.29</text:p>
          </table:table-cell>
          <table:table-cell office:value-type="float" office:value="25.1" table:style-name="ce1">
            <text:p>25.1</text:p>
          </table:table-cell>
          <table:table-cell table:number-columns-repeated="16380"/>
        </table:table-row>
        <table:table-row table:style-name="ro1">
          <table:table-cell office:value-type="float" office:value="686748.68" table:style-name="ce1">
            <text:p>686748.68</text:p>
          </table:table-cell>
          <table:table-cell office:value-type="float" office:value="6176187.8799999896" table:style-name="ce1">
            <text:p>6176187.88</text:p>
          </table:table-cell>
          <table:table-cell office:value-type="float" office:value="45.909999999999897" table:style-name="ce1">
            <text:p>45.91</text:p>
          </table:table-cell>
          <table:table-cell office:value-type="float" office:value="48.99" table:style-name="ce1">
            <text:p>48.99</text:p>
          </table:table-cell>
          <table:table-cell table:number-columns-repeated="16380"/>
        </table:table-row>
        <table:table-row table:style-name="ro1">
          <table:table-cell office:value-type="float" office:value="692876.58999999904" table:style-name="ce1">
            <text:p>692876.59</text:p>
          </table:table-cell>
          <table:table-cell office:value-type="float" office:value="6182040.9299999904" table:style-name="ce1">
            <text:p>6182040.93</text:p>
          </table:table-cell>
          <table:table-cell office:value-type="float" office:value="8.26" table:style-name="ce1">
            <text:p>8.26</text:p>
          </table:table-cell>
          <table:table-cell office:value-type="float" office:value="10.4" table:style-name="ce1">
            <text:p>10.4</text:p>
          </table:table-cell>
          <table:table-cell table:number-columns-repeated="16380"/>
        </table:table-row>
        <table:table-row table:style-name="ro1">
          <table:table-cell office:value-type="float" office:value="694009.87" table:style-name="ce1">
            <text:p>694009.87</text:p>
          </table:table-cell>
          <table:table-cell office:value-type="float" office:value="6163058.96" table:style-name="ce1">
            <text:p>6163058.96</text:p>
          </table:table-cell>
          <table:table-cell office:value-type="float" office:value="21.579999999999899" table:style-name="ce1">
            <text:p>21.58</text:p>
          </table:table-cell>
          <table:table-cell office:value-type="float" office:value="24.66" table:style-name="ce1">
            <text:p>24.66</text:p>
          </table:table-cell>
          <table:table-cell table:number-columns-repeated="16380"/>
        </table:table-row>
        <table:table-row table:style-name="ro1">
          <table:table-cell office:value-type="float" office:value="679739.76" table:style-name="ce1">
            <text:p>679739.76</text:p>
          </table:table-cell>
          <table:table-cell office:value-type="float" office:value="6167578.3600000003" table:style-name="ce1">
            <text:p>6167578.36</text:p>
          </table:table-cell>
          <table:table-cell office:value-type="float" office:value="105.15" table:style-name="ce1">
            <text:p>105.15</text:p>
          </table:table-cell>
          <table:table-cell office:value-type="float" office:value="104.87" table:style-name="ce1">
            <text:p>104.87</text:p>
          </table:table-cell>
          <table:table-cell table:number-columns-repeated="16380"/>
        </table:table-row>
        <table:table-row table:style-name="ro1">
          <table:table-cell office:value-type="float" office:value="701807.82999999903" table:style-name="ce1">
            <text:p>701807.83</text:p>
          </table:table-cell>
          <table:table-cell office:value-type="float" office:value="6184866.6200000001" table:style-name="ce1">
            <text:p>6184866.62</text:p>
          </table:table-cell>
          <table:table-cell office:value-type="float" office:value="1.31" table:style-name="ce1">
            <text:p>1.31</text:p>
          </table:table-cell>
          <table:table-cell office:value-type="float" office:value="2.9" table:style-name="ce1">
            <text:p>2.9</text:p>
          </table:table-cell>
          <table:table-cell table:number-columns-repeated="16380"/>
        </table:table-row>
        <table:table-row table:number-rows-repeated="1048461" table:style-name="ro1">
          <table:table-cell table:number-columns-repeated="16384"/>
        </table:table-row>
      </table:table>
      <table:table table:name="Q" table:style-name="ta1"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1">
            <text:p>NP_Aout2012 (mNGF)_QUAT</text:p>
          </table:table-cell>
          <table:table-cell office:value-type="string" table:style-name="ce1">
            <text:p>NP_Avril2013 <text:s/>(mNGF)_QUAT</text:p>
          </table:table-cell>
          <table:table-cell table:number-columns-repeated="16380"/>
        </table:table-row>
        <table:table-row table:style-name="ro1">
          <table:table-cell office:value-type="float" office:value="702461.67099999904" table:style-name="ce1">
            <text:p>702461.671</text:p>
          </table:table-cell>
          <table:table-cell office:value-type="float" office:value="6161137.5939999903" table:style-name="ce1">
            <text:p>6161137.594</text:p>
          </table:table-cell>
          <table:table-cell office:value-type="float" office:value="3.5049999999999999" table:style-name="ce1">
            <text:p>3.505</text:p>
          </table:table-cell>
          <table:table-cell office:value-type="float" office:value="4.9000000000000004" table:style-name="ce1">
            <text:p>4.9</text:p>
          </table:table-cell>
          <table:table-cell table:number-columns-repeated="16380"/>
        </table:table-row>
        <table:table-row table:style-name="ro1">
          <table:table-cell office:value-type="float" office:value="703370.62" table:style-name="ce1">
            <text:p>703370.62</text:p>
          </table:table-cell>
          <table:table-cell office:value-type="float" office:value="6162505.1129999897" table:style-name="ce1">
            <text:p>6162505.113</text:p>
          </table:table-cell>
          <table:table-cell office:value-type="float" office:value="0.218" table:style-name="ce1">
            <text:p>0.218</text:p>
          </table:table-cell>
          <table:table-cell office:value-type="float" office:value="0.79" table:style-name="ce1">
            <text:p>0.79</text:p>
          </table:table-cell>
          <table:table-cell table:number-columns-repeated="16380"/>
        </table:table-row>
        <table:table-row table:style-name="ro1">
          <table:table-cell office:value-type="float" office:value="704003.125" table:style-name="ce1">
            <text:p>704003.125</text:p>
          </table:table-cell>
          <table:table-cell office:value-type="float" office:value="6160921.4460000005" table:style-name="ce1">
            <text:p>6160921.446</text:p>
          </table:table-cell>
          <table:table-cell office:value-type="float" office:value="0.28799999999999998" table:style-name="ce1">
            <text:p>0.288</text:p>
          </table:table-cell>
          <table:table-cell office:value-type="float" office:value="0.38" table:style-name="ce1">
            <text:p>0.38</text:p>
          </table:table-cell>
          <table:table-cell table:number-columns-repeated="16380"/>
        </table:table-row>
        <table:table-row table:style-name="ro1">
          <table:table-cell office:value-type="float" office:value="701946.74600000004" table:style-name="ce1">
            <text:p>701946.746</text:p>
          </table:table-cell>
          <table:table-cell office:value-type="float" office:value="6161319.8499999903" table:style-name="ce1">
            <text:p>6161319.85</text:p>
          </table:table-cell>
          <table:table-cell office:value-type="float" office:value="3.778" table:style-name="ce1">
            <text:p>3.778</text:p>
          </table:table-cell>
          <table:table-cell office:value-type="float" office:value="5.9" table:style-name="ce1">
            <text:p>5.9</text:p>
          </table:table-cell>
          <table:table-cell table:number-columns-repeated="16380"/>
        </table:table-row>
        <table:table-row table:style-name="ro1">
          <table:table-cell office:value-type="float" office:value="699482.12800000003" table:style-name="ce1">
            <text:p>699482.128</text:p>
          </table:table-cell>
          <table:table-cell office:value-type="float" office:value="6164750.1109999903" table:style-name="ce1">
            <text:p>6164750.111</text:p>
          </table:table-cell>
          <table:table-cell office:value-type="float" office:value="4.8570000000000002" table:style-name="ce1">
            <text:p>4.857</text:p>
          </table:table-cell>
          <table:table-cell office:value-type="float" office:value="5.66" table:style-name="ce1">
            <text:p>5.66</text:p>
          </table:table-cell>
          <table:table-cell table:number-columns-repeated="16380"/>
        </table:table-row>
        <table:table-row table:style-name="ro1">
          <table:table-cell office:value-type="float" office:value="701517.554" table:style-name="ce1">
            <text:p>701517.554</text:p>
          </table:table-cell>
          <table:table-cell office:value-type="float" office:value="6160771.3300000001" table:style-name="ce1">
            <text:p>6160771.33</text:p>
          </table:table-cell>
          <table:table-cell office:value-type="float" office:value="5.7619999999999996" table:style-name="ce1">
            <text:p>5.762</text:p>
          </table:table-cell>
          <table:table-cell office:value-type="float" office:value="8.5" table:style-name="ce1">
            <text:p>8.5</text:p>
          </table:table-cell>
          <table:table-cell table:number-columns-repeated="16380"/>
        </table:table-row>
        <table:table-row table:style-name="ro1">
          <table:table-cell office:value-type="float" office:value="666426.33999999904" table:style-name="ce1">
            <text:p>666426.34</text:p>
          </table:table-cell>
          <table:table-cell office:value-type="float" office:value="6173071.4400000004" table:style-name="ce1">
            <text:p>6173071.44</text:p>
          </table:table-cell>
          <table:table-cell office:value-type="float" office:value="167.13900000000001" table:style-name="ce1">
            <text:p>167.139</text:p>
          </table:table-cell>
          <table:table-cell office:value-type="float" office:value="170.69" table:style-name="ce1">
            <text:p>170.69</text:p>
          </table:table-cell>
          <table:table-cell table:number-columns-repeated="16380"/>
        </table:table-row>
        <table:table-row table:style-name="ro1">
          <table:table-cell office:value-type="float" office:value="692054.79099999904" table:style-name="ce1">
            <text:p>692054.791</text:p>
          </table:table-cell>
          <table:table-cell office:value-type="float" office:value="6163084.193" table:style-name="ce1">
            <text:p>6163084.193</text:p>
          </table:table-cell>
          <table:table-cell office:value-type="float" office:value="32.802999999999997" table:style-name="ce1">
            <text:p>32.803</text:p>
          </table:table-cell>
          <table:table-cell office:value-type="float" office:value="34.43" table:style-name="ce1">
            <text:p>34.43</text:p>
          </table:table-cell>
          <table:table-cell table:number-columns-repeated="16380"/>
        </table:table-row>
        <table:table-row table:style-name="ro1">
          <table:table-cell office:value-type="float" office:value="684521.88399999903" table:style-name="ce1">
            <text:p>684521.884</text:p>
          </table:table-cell>
          <table:table-cell office:value-type="float" office:value="6172888.4179999903" table:style-name="ce1">
            <text:p>6172888.418</text:p>
          </table:table-cell>
          <table:table-cell office:value-type="float" office:value="67.899000000000001" table:style-name="ce1">
            <text:p>67.899</text:p>
          </table:table-cell>
          <table:table-cell office:value-type="float" office:value="68.31" table:style-name="ce1">
            <text:p>68.31</text:p>
          </table:table-cell>
          <table:table-cell table:number-columns-repeated="16380"/>
        </table:table-row>
        <table:table-row table:style-name="ro1">
          <table:table-cell office:value-type="float" office:value="695689.93599999906" table:style-name="ce1">
            <text:p>695689.936</text:p>
          </table:table-cell>
          <table:table-cell office:value-type="float" office:value="6179242.2759999903" table:style-name="ce1">
            <text:p>6179242.276</text:p>
          </table:table-cell>
          <table:table-cell office:value-type="float" office:value="10.356" table:style-name="ce1">
            <text:p>10.356</text:p>
          </table:table-cell>
          <table:table-cell office:value-type="float" office:value="10.66" table:style-name="ce1">
            <text:p>10.66</text:p>
          </table:table-cell>
          <table:table-cell table:number-columns-repeated="16380"/>
        </table:table-row>
        <table:table-row table:style-name="ro1">
          <table:table-cell office:value-type="float" office:value="696343.82999999903" table:style-name="ce1">
            <text:p>696343.83</text:p>
          </table:table-cell>
          <table:table-cell office:value-type="float" office:value="6182518.3899999904" table:style-name="ce1">
            <text:p>6182518.39</text:p>
          </table:table-cell>
          <table:table-cell office:value-type="float" office:value="6.2560000000000002" table:style-name="ce1">
            <text:p>6.256</text:p>
          </table:table-cell>
          <table:table-cell office:value-type="float" office:value="6.86" table:style-name="ce1">
            <text:p>6.86</text:p>
          </table:table-cell>
          <table:table-cell table:number-columns-repeated="16380"/>
        </table:table-row>
        <table:table-row table:style-name="ro1">
          <table:table-cell office:value-type="float" office:value="695720.43999999901" table:style-name="ce1">
            <text:p>695720.44</text:p>
          </table:table-cell>
          <table:table-cell office:value-type="float" office:value="6183206.0999999903" table:style-name="ce1">
            <text:p>6183206.1</text:p>
          </table:table-cell>
          <table:table-cell office:value-type="float" office:value="5.9340000000000002" table:style-name="ce1">
            <text:p>5.934</text:p>
          </table:table-cell>
          <table:table-cell office:value-type="float" office:value="6.93" table:style-name="ce1">
            <text:p>6.93</text:p>
          </table:table-cell>
          <table:table-cell table:number-columns-repeated="16380"/>
        </table:table-row>
        <table:table-row table:style-name="ro1">
          <table:table-cell office:value-type="float" office:value="677859.16099999903" table:style-name="ce1">
            <text:p>677859.161</text:p>
          </table:table-cell>
          <table:table-cell office:value-type="float" office:value="6177590.335" table:style-name="ce1">
            <text:p>6177590.335</text:p>
          </table:table-cell>
          <table:table-cell office:value-type="float" office:value="80.635999999999996" table:style-name="ce1">
            <text:p>80.636</text:p>
          </table:table-cell>
          <table:table-cell office:value-type="float" office:value="81.36" table:style-name="ce1">
            <text:p>81.36</text:p>
          </table:table-cell>
          <table:table-cell table:number-columns-repeated="16380"/>
        </table:table-row>
        <table:table-row table:style-name="ro1">
          <table:table-cell office:value-type="float" office:value="699339.228" table:style-name="ce1">
            <text:p>699339.228</text:p>
          </table:table-cell>
          <table:table-cell office:value-type="float" office:value="6166038.2149999896" table:style-name="ce1">
            <text:p>6166038.215</text:p>
          </table:table-cell>
          <table:table-cell office:value-type="float" office:value="4.8440000000000003" table:style-name="ce1">
            <text:p>4.844</text:p>
          </table:table-cell>
          <table:table-cell office:value-type="float" office:value="5.43" table:style-name="ce1">
            <text:p>5.43</text:p>
          </table:table-cell>
          <table:table-cell table:number-columns-repeated="16380"/>
        </table:table-row>
        <table:table-row table:style-name="ro1">
          <table:table-cell office:value-type="float" office:value="701260.78700000001" table:style-name="ce1">
            <text:p>701260.787</text:p>
          </table:table-cell>
          <table:table-cell office:value-type="float" office:value="6165725.7379999897" table:style-name="ce1">
            <text:p>6165725.738</text:p>
          </table:table-cell>
          <table:table-cell office:value-type="float" office:value="2.2189999999999999" table:style-name="ce1">
            <text:p>2.219</text:p>
          </table:table-cell>
          <table:table-cell office:value-type="float" office:value="2.48" table:style-name="ce1">
            <text:p>2.48</text:p>
          </table:table-cell>
          <table:table-cell table:number-columns-repeated="16380"/>
        </table:table-row>
        <table:table-row table:style-name="ro1">
          <table:table-cell office:value-type="float" office:value="685896.35900000005" table:style-name="ce1">
            <text:p>685896.359</text:p>
          </table:table-cell>
          <table:table-cell office:value-type="float" office:value="6186882.3839999903" table:style-name="ce1">
            <text:p>6186882.384</text:p>
          </table:table-cell>
          <table:table-cell office:value-type="float" office:value="23.138000000000002" table:style-name="ce1">
            <text:p>23.138</text:p>
          </table:table-cell>
          <table:table-cell office:value-type="float" office:value="23.68" table:style-name="ce1">
            <text:p>23.68</text:p>
          </table:table-cell>
          <table:table-cell table:number-columns-repeated="16380"/>
        </table:table-row>
        <table:table-row table:style-name="ro1">
          <table:table-cell office:value-type="float" office:value="686677.76699999894" table:style-name="ce1">
            <text:p>686677.767</text:p>
          </table:table-cell>
          <table:table-cell office:value-type="float" office:value="6186422.5250000004" table:style-name="ce1">
            <text:p>6186422.525</text:p>
          </table:table-cell>
          <table:table-cell office:value-type="float" office:value="26.041" table:style-name="ce1">
            <text:p>26.041</text:p>
          </table:table-cell>
          <table:table-cell office:value-type="float" office:value="27.95" table:style-name="ce1">
            <text:p>27.95</text:p>
          </table:table-cell>
          <table:table-cell table:number-columns-repeated="16380"/>
        </table:table-row>
        <table:table-row table:style-name="ro1">
          <table:table-cell office:value-type="float" office:value="669658.29" table:style-name="ce1">
            <text:p>669658.29</text:p>
          </table:table-cell>
          <table:table-cell office:value-type="float" office:value="6175469.1299999896" table:style-name="ce1">
            <text:p>6175469.13</text:p>
          </table:table-cell>
          <table:table-cell office:value-type="float" office:value="127.21899999999999" table:style-name="ce1">
            <text:p>127.219</text:p>
          </table:table-cell>
          <table:table-cell office:value-type="float" office:value="127.76" table:style-name="ce1">
            <text:p>127.76</text:p>
          </table:table-cell>
          <table:table-cell table:number-columns-repeated="16380"/>
        </table:table-row>
        <table:table-row table:style-name="ro1">
          <table:table-cell office:value-type="float" office:value="671130.87" table:style-name="ce1">
            <text:p>671130.87</text:p>
          </table:table-cell>
          <table:table-cell office:value-type="float" office:value="6174428" table:style-name="ce1">
            <text:p>6174428</text:p>
          </table:table-cell>
          <table:table-cell office:value-type="float" office:value="126.94799999999999" table:style-name="ce1">
            <text:p>126.948</text:p>
          </table:table-cell>
          <table:table-cell office:value-type="float" office:value="128.46" table:style-name="ce1">
            <text:p>128.46</text:p>
          </table:table-cell>
          <table:table-cell table:number-columns-repeated="16380"/>
        </table:table-row>
        <table:table-row table:style-name="ro1">
          <table:table-cell office:value-type="float" office:value="671911.41" table:style-name="ce1">
            <text:p>671911.41</text:p>
          </table:table-cell>
          <table:table-cell office:value-type="float" office:value="6174982.9299999904" table:style-name="ce1">
            <text:p>6174982.93</text:p>
          </table:table-cell>
          <table:table-cell office:value-type="float" office:value="120.279" table:style-name="ce1">
            <text:p>120.279</text:p>
          </table:table-cell>
          <table:table-cell office:value-type="float" office:value="121.48" table:style-name="ce1">
            <text:p>121.48</text:p>
          </table:table-cell>
          <table:table-cell table:number-columns-repeated="16380"/>
        </table:table-row>
        <table:table-row table:style-name="ro1">
          <table:table-cell office:value-type="float" office:value="669560.38" table:style-name="ce1">
            <text:p>669560.38</text:p>
          </table:table-cell>
          <table:table-cell office:value-type="float" office:value="6173842.3490000004" table:style-name="ce1">
            <text:p>6173842.349</text:p>
          </table:table-cell>
          <table:table-cell table:style-name="ce1"/>
          <table:table-cell office:value-type="float" office:value="143.62" table:style-name="ce1">
            <text:p>143.62</text:p>
          </table:table-cell>
          <table:table-cell table:number-columns-repeated="16380"/>
        </table:table-row>
        <table:table-row table:style-name="ro1">
          <table:table-cell office:value-type="float" office:value="700510.3" table:style-name="ce1">
            <text:p>700510.3</text:p>
          </table:table-cell>
          <table:table-cell office:value-type="float" office:value="6166930.29" table:style-name="ce1">
            <text:p>6166930.29</text:p>
          </table:table-cell>
          <table:table-cell office:value-type="float" office:value="2.5569999999999999" table:style-name="ce1">
            <text:p>2.557</text:p>
          </table:table-cell>
          <table:table-cell office:value-type="float" office:value="3.46" table:style-name="ce1">
            <text:p>3.46</text:p>
          </table:table-cell>
          <table:table-cell table:number-columns-repeated="16380"/>
        </table:table-row>
        <table:table-row table:style-name="ro1">
          <table:table-cell office:value-type="float" office:value="695062.60800000001" table:style-name="ce1">
            <text:p>695062.608</text:p>
          </table:table-cell>
          <table:table-cell office:value-type="float" office:value="6157801.8039999902" table:style-name="ce1">
            <text:p>6157801.804</text:p>
          </table:table-cell>
          <table:table-cell office:value-type="float" office:value="96.31" table:style-name="ce1">
            <text:p>96.31</text:p>
          </table:table-cell>
          <table:table-cell office:value-type="float" office:value="96.31" table:style-name="ce1">
            <text:p>96.31</text:p>
          </table:table-cell>
          <table:table-cell table:number-columns-repeated="16380"/>
        </table:table-row>
        <table:table-row table:style-name="ro1">
          <table:table-cell office:value-type="float" office:value="682065.88699999906" table:style-name="ce1">
            <text:p>682065.887</text:p>
          </table:table-cell>
          <table:table-cell office:value-type="float" office:value="6175411.7939999904" table:style-name="ce1">
            <text:p>6175411.794</text:p>
          </table:table-cell>
          <table:table-cell office:value-type="float" office:value="73.168999999999997" table:style-name="ce1">
            <text:p>73.169</text:p>
          </table:table-cell>
          <table:table-cell office:value-type="float" office:value="73.52" table:style-name="ce1">
            <text:p>73.52</text:p>
          </table:table-cell>
          <table:table-cell table:number-columns-repeated="16380"/>
        </table:table-row>
        <table:table-row table:style-name="ro1">
          <table:table-cell office:value-type="float" office:value="682904.32999999903" table:style-name="ce1">
            <text:p>682904.33</text:p>
          </table:table-cell>
          <table:table-cell office:value-type="float" office:value="6173748.9299999904" table:style-name="ce1">
            <text:p>6173748.93</text:p>
          </table:table-cell>
          <table:table-cell office:value-type="float" office:value="73.155000000000001" table:style-name="ce1">
            <text:p>73.155</text:p>
          </table:table-cell>
          <table:table-cell office:value-type="float" office:value="73.62" table:style-name="ce1">
            <text:p>73.62</text:p>
          </table:table-cell>
          <table:table-cell table:number-columns-repeated="16380"/>
        </table:table-row>
        <table:table-row table:style-name="ro1">
          <table:table-cell office:value-type="float" office:value="671760.09999999905" table:style-name="ce1">
            <text:p>671760.1</text:p>
          </table:table-cell>
          <table:table-cell office:value-type="float" office:value="6176798.7800000003" table:style-name="ce1">
            <text:p>6176798.78</text:p>
          </table:table-cell>
          <table:table-cell office:value-type="float" office:value="113.79300000000001" table:style-name="ce1">
            <text:p>113.793</text:p>
          </table:table-cell>
          <table:table-cell office:value-type="float" office:value="114.38" table:style-name="ce1">
            <text:p>114.38</text:p>
          </table:table-cell>
          <table:table-cell table:number-columns-repeated="16380"/>
        </table:table-row>
        <table:table-row table:style-name="ro1">
          <table:table-cell office:value-type="float" office:value="696481.03099999903" table:style-name="ce1">
            <text:p>696481.031</text:p>
          </table:table-cell>
          <table:table-cell office:value-type="float" office:value="6163405.0949999904" table:style-name="ce1">
            <text:p>6163405.095</text:p>
          </table:table-cell>
          <table:table-cell office:value-type="float" office:value="18.972000000000001" table:style-name="ce1">
            <text:p>18.972</text:p>
          </table:table-cell>
          <table:table-cell office:value-type="float" office:value="19.600000000000001" table:style-name="ce1">
            <text:p>19.6</text:p>
          </table:table-cell>
          <table:table-cell table:number-columns-repeated="16380"/>
        </table:table-row>
        <table:table-row table:style-name="ro1">
          <table:table-cell office:value-type="float" office:value="696642.68" table:style-name="ce1">
            <text:p>696642.68</text:p>
          </table:table-cell>
          <table:table-cell office:value-type="float" office:value="6164371.648" table:style-name="ce1">
            <text:p>6164371.648</text:p>
          </table:table-cell>
          <table:table-cell office:value-type="float" office:value="16.298999999999999" table:style-name="ce1">
            <text:p>16.299</text:p>
          </table:table-cell>
          <table:table-cell office:value-type="float" office:value="16.87" table:style-name="ce1">
            <text:p>16.87</text:p>
          </table:table-cell>
          <table:table-cell table:number-columns-repeated="16380"/>
        </table:table-row>
        <table:table-row table:style-name="ro1">
          <table:table-cell office:value-type="float" office:value="692618.23999999894" table:style-name="ce1">
            <text:p>692618.24</text:p>
          </table:table-cell>
          <table:table-cell office:value-type="float" office:value="6179865.6600000001" table:style-name="ce1">
            <text:p>6179865.66</text:p>
          </table:table-cell>
          <table:table-cell office:value-type="float" office:value="16.797999999999998" table:style-name="ce1">
            <text:p>16.798</text:p>
          </table:table-cell>
          <table:table-cell office:value-type="float" office:value="17.239999999999998" table:style-name="ce1">
            <text:p>17.24</text:p>
          </table:table-cell>
          <table:table-cell table:number-columns-repeated="16380"/>
        </table:table-row>
        <table:table-row table:style-name="ro1">
          <table:table-cell office:value-type="float" office:value="699176.51" table:style-name="ce1">
            <text:p>699176.51</text:p>
          </table:table-cell>
          <table:table-cell office:value-type="float" office:value="6179066.2800000003" table:style-name="ce1">
            <text:p>6179066.28</text:p>
          </table:table-cell>
          <table:table-cell office:value-type="float" office:value="3.5350000000000001" table:style-name="ce1">
            <text:p>3.535</text:p>
          </table:table-cell>
          <table:table-cell office:value-type="float" office:value="4.1500000000000004" table:style-name="ce1">
            <text:p>4.15</text:p>
          </table:table-cell>
          <table:table-cell table:number-columns-repeated="16380"/>
        </table:table-row>
        <table:table-row table:style-name="ro1">
          <table:table-cell office:value-type="float" office:value="693143.125" table:style-name="ce1">
            <text:p>693143.125</text:p>
          </table:table-cell>
          <table:table-cell office:value-type="float" office:value="6179109.8940000003" table:style-name="ce1">
            <text:p>6179109.894</text:p>
          </table:table-cell>
          <table:table-cell office:value-type="float" office:value="16.047999999999998" table:style-name="ce1">
            <text:p>16.048</text:p>
          </table:table-cell>
          <table:table-cell office:value-type="float" office:value="16.22" table:style-name="ce1">
            <text:p>16.22</text:p>
          </table:table-cell>
          <table:table-cell table:number-columns-repeated="16380"/>
        </table:table-row>
        <table:table-row table:style-name="ro1">
          <table:table-cell office:value-type="float" office:value="693320.88600000006" table:style-name="ce1">
            <text:p>693320.886</text:p>
          </table:table-cell>
          <table:table-cell office:value-type="float" office:value="6178893.9400000004" table:style-name="ce1">
            <text:p>6178893.94</text:p>
          </table:table-cell>
          <table:table-cell office:value-type="float" office:value="15.865" table:style-name="ce1">
            <text:p>15.865</text:p>
          </table:table-cell>
          <table:table-cell office:value-type="float" office:value="16.13" table:style-name="ce1">
            <text:p>16.13</text:p>
          </table:table-cell>
          <table:table-cell table:number-columns-repeated="16380"/>
        </table:table-row>
        <table:table-row table:style-name="ro1">
          <table:table-cell office:value-type="float" office:value="680658.51500000001" table:style-name="ce1">
            <text:p>680658.515</text:p>
          </table:table-cell>
          <table:table-cell office:value-type="float" office:value="6177089.7649999904" table:style-name="ce1">
            <text:p>6177089.765</text:p>
          </table:table-cell>
          <table:table-cell office:value-type="float" office:value="66.075000000000003" table:style-name="ce1">
            <text:p>66.075</text:p>
          </table:table-cell>
          <table:table-cell office:value-type="float" office:value="66.52" table:style-name="ce1">
            <text:p>66.52</text:p>
          </table:table-cell>
          <table:table-cell table:number-columns-repeated="16380"/>
        </table:table-row>
        <table:table-row table:style-name="ro1">
          <table:table-cell office:value-type="float" office:value="681902.95200000005" table:style-name="ce1">
            <text:p>681902.952</text:p>
          </table:table-cell>
          <table:table-cell office:value-type="float" office:value="6176722.4289999902" table:style-name="ce1">
            <text:p>6176722.429</text:p>
          </table:table-cell>
          <table:table-cell office:value-type="float" office:value="59.593000000000004" table:style-name="ce1">
            <text:p>59.593</text:p>
          </table:table-cell>
          <table:table-cell office:value-type="float" office:value="60.34" table:style-name="ce1">
            <text:p>60.34</text:p>
          </table:table-cell>
          <table:table-cell table:number-columns-repeated="16380"/>
        </table:table-row>
        <table:table-row table:style-name="ro1">
          <table:table-cell office:value-type="float" office:value="679907.67099999904" table:style-name="ce1">
            <text:p>679907.671</text:p>
          </table:table-cell>
          <table:table-cell office:value-type="float" office:value="6177315.6090000002" table:style-name="ce1">
            <text:p>6177315.609</text:p>
          </table:table-cell>
          <table:table-cell office:value-type="float" office:value="69.891000000000005" table:style-name="ce1">
            <text:p>69.891</text:p>
          </table:table-cell>
          <table:table-cell office:value-type="float" office:value="69.790000000000006" table:style-name="ce1">
            <text:p>69.79</text:p>
          </table:table-cell>
          <table:table-cell table:number-columns-repeated="16380"/>
        </table:table-row>
        <table:table-row table:style-name="ro1">
          <table:table-cell office:value-type="float" office:value="691473.70999999903" table:style-name="ce1">
            <text:p>691473.71</text:p>
          </table:table-cell>
          <table:table-cell office:value-type="float" office:value="6184480.3949999902" table:style-name="ce1">
            <text:p>6184480.395</text:p>
          </table:table-cell>
          <table:table-cell office:value-type="float" office:value="11.868" table:style-name="ce1">
            <text:p>11.868</text:p>
          </table:table-cell>
          <table:table-cell office:value-type="float" office:value="13.4" table:style-name="ce1">
            <text:p>13.4</text:p>
          </table:table-cell>
          <table:table-cell table:number-columns-repeated="16380"/>
        </table:table-row>
        <table:table-row table:style-name="ro1">
          <table:table-cell office:value-type="float" office:value="693289.32999999903" table:style-name="ce1">
            <text:p>693289.33</text:p>
          </table:table-cell>
          <table:table-cell office:value-type="float" office:value="6182474.1299999896" table:style-name="ce1">
            <text:p>6182474.13</text:p>
          </table:table-cell>
          <table:table-cell office:value-type="float" office:value="15.694000000000001" table:style-name="ce1">
            <text:p>15.694</text:p>
          </table:table-cell>
          <table:table-cell office:value-type="float" office:value="15.86" table:style-name="ce1">
            <text:p>15.86</text:p>
          </table:table-cell>
          <table:table-cell table:number-columns-repeated="16380"/>
        </table:table-row>
        <table:table-row table:style-name="ro1">
          <table:table-cell office:value-type="float" office:value="689225.28700000001" table:style-name="ce1">
            <text:p>689225.287</text:p>
          </table:table-cell>
          <table:table-cell office:value-type="float" office:value="6170877.9019999905" table:style-name="ce1">
            <text:p>6170877.902</text:p>
          </table:table-cell>
          <table:table-cell table:style-name="ce1"/>
          <table:table-cell office:value-type="float" office:value="41.76" table:style-name="ce1">
            <text:p>41.76</text:p>
          </table:table-cell>
          <table:table-cell table:number-columns-repeated="16380"/>
        </table:table-row>
        <table:table-row table:style-name="ro1">
          <table:table-cell office:value-type="float" office:value="689446.72199999902" table:style-name="ce1">
            <text:p>689446.722</text:p>
          </table:table-cell>
          <table:table-cell office:value-type="float" office:value="6185295.2580000004" table:style-name="ce1">
            <text:p>6185295.258</text:p>
          </table:table-cell>
          <table:table-cell office:value-type="float" office:value="18.75" table:style-name="ce1">
            <text:p>18.75</text:p>
          </table:table-cell>
          <table:table-cell office:value-type="float" office:value="19.760000000000002" table:style-name="ce1">
            <text:p>19.76</text:p>
          </table:table-cell>
          <table:table-cell table:number-columns-repeated="16380"/>
        </table:table-row>
        <table:table-row table:style-name="ro1">
          <table:table-cell office:value-type="float" office:value="698602.66700000002" table:style-name="ce1">
            <text:p>698602.667</text:p>
          </table:table-cell>
          <table:table-cell office:value-type="float" office:value="6161386.4510000004" table:style-name="ce1">
            <text:p>6161386.451</text:p>
          </table:table-cell>
          <table:table-cell office:value-type="float" office:value="28.35" table:style-name="ce1">
            <text:p>28.35</text:p>
          </table:table-cell>
          <table:table-cell office:value-type="float" office:value="31.87" table:style-name="ce1">
            <text:p>31.87</text:p>
          </table:table-cell>
          <table:table-cell table:number-columns-repeated="16380"/>
        </table:table-row>
        <table:table-row table:style-name="ro1">
          <table:table-cell office:value-type="float" office:value="697841.89099999901" table:style-name="ce1">
            <text:p>697841.891</text:p>
          </table:table-cell>
          <table:table-cell office:value-type="float" office:value="6161342.1639999896" table:style-name="ce1">
            <text:p>6161342.164</text:p>
          </table:table-cell>
          <table:table-cell office:value-type="float" office:value="31.28" table:style-name="ce1">
            <text:p>31.28</text:p>
          </table:table-cell>
          <table:table-cell office:value-type="float" office:value="31.57" table:style-name="ce1">
            <text:p>31.57</text:p>
          </table:table-cell>
          <table:table-cell table:number-columns-repeated="16380"/>
        </table:table-row>
        <table:table-row table:style-name="ro1">
          <table:table-cell office:value-type="float" office:value="687072.14199999894" table:style-name="ce1">
            <text:p>687072.142</text:p>
          </table:table-cell>
          <table:table-cell office:value-type="float" office:value="6178775.4939999897" table:style-name="ce1">
            <text:p>6178775.494</text:p>
          </table:table-cell>
          <table:table-cell table:style-name="ce1"/>
          <table:table-cell office:value-type="float" office:value="40.86" table:style-name="ce1">
            <text:p>40.86</text:p>
          </table:table-cell>
          <table:table-cell table:number-columns-repeated="16380"/>
        </table:table-row>
        <table:table-row table:style-name="ro1">
          <table:table-cell office:value-type="float" office:value="688890.68700000003" table:style-name="ce1">
            <text:p>688890.687</text:p>
          </table:table-cell>
          <table:table-cell office:value-type="float" office:value="6178811.0460000001" table:style-name="ce1">
            <text:p>6178811.046</text:p>
          </table:table-cell>
          <table:table-cell office:value-type="float" office:value="30.96" table:style-name="ce1">
            <text:p>30.96</text:p>
          </table:table-cell>
          <table:table-cell office:value-type="float" office:value="31.12" table:style-name="ce1">
            <text:p>31.12</text:p>
          </table:table-cell>
          <table:table-cell table:number-columns-repeated="16380"/>
        </table:table-row>
        <table:table-row table:style-name="ro1">
          <table:table-cell office:value-type="float" office:value="687256.43799999903" table:style-name="ce1">
            <text:p>687256.438</text:p>
          </table:table-cell>
          <table:table-cell office:value-type="float" office:value="6177392.6370000001" table:style-name="ce1">
            <text:p>6177392.637</text:p>
          </table:table-cell>
          <table:table-cell office:value-type="float" office:value="35.96" table:style-name="ce1">
            <text:p>35.96</text:p>
          </table:table-cell>
          <table:table-cell office:value-type="float" office:value="36.06" table:style-name="ce1">
            <text:p>36.06</text:p>
          </table:table-cell>
          <table:table-cell table:number-columns-repeated="16380"/>
        </table:table-row>
        <table:table-row table:style-name="ro1">
          <table:table-cell office:value-type="float" office:value="677535.31" table:style-name="ce1">
            <text:p>677535.31</text:p>
          </table:table-cell>
          <table:table-cell office:value-type="float" office:value="6174811.9500000002" table:style-name="ce1">
            <text:p>6174811.95</text:p>
          </table:table-cell>
          <table:table-cell office:value-type="float" office:value="95.21" table:style-name="ce1">
            <text:p>95.21</text:p>
          </table:table-cell>
          <table:table-cell office:value-type="float" office:value="95.41" table:style-name="ce1">
            <text:p>95.41</text:p>
          </table:table-cell>
          <table:table-cell table:number-columns-repeated="16380"/>
        </table:table-row>
        <table:table-row table:style-name="ro1">
          <table:table-cell office:value-type="float" office:value="678089.82999999903" table:style-name="ce1">
            <text:p>678089.83</text:p>
          </table:table-cell>
          <table:table-cell office:value-type="float" office:value="6176174.7800000003" table:style-name="ce1">
            <text:p>6176174.78</text:p>
          </table:table-cell>
          <table:table-cell office:value-type="float" office:value="77.61" table:style-name="ce1">
            <text:p>77.61</text:p>
          </table:table-cell>
          <table:table-cell office:value-type="float" office:value="77.430000000000007" table:style-name="ce1">
            <text:p>77.43</text:p>
          </table:table-cell>
          <table:table-cell table:number-columns-repeated="16380"/>
        </table:table-row>
        <table:table-row table:style-name="ro1">
          <table:table-cell office:value-type="float" office:value="692855.03" table:style-name="ce1">
            <text:p>692855.03</text:p>
          </table:table-cell>
          <table:table-cell office:value-type="float" office:value="6161784.0099999905" table:style-name="ce1">
            <text:p>6161784.01</text:p>
          </table:table-cell>
          <table:table-cell office:value-type="float" office:value="37.61" table:style-name="ce1">
            <text:p>37.61</text:p>
          </table:table-cell>
          <table:table-cell office:value-type="float" office:value="39.04" table:style-name="ce1">
            <text:p>39.04</text:p>
          </table:table-cell>
          <table:table-cell table:number-columns-repeated="16380"/>
        </table:table-row>
        <table:table-row table:style-name="ro1">
          <table:table-cell office:value-type="float" office:value="693532.16000000003" table:style-name="ce1">
            <text:p>693532.16</text:p>
          </table:table-cell>
          <table:table-cell office:value-type="float" office:value="6160430.6399999904" table:style-name="ce1">
            <text:p>6160430.64</text:p>
          </table:table-cell>
          <table:table-cell table:style-name="ce1"/>
          <table:table-cell office:value-type="float" office:value="49.8" table:style-name="ce1">
            <text:p>49.8</text:p>
          </table:table-cell>
          <table:table-cell table:number-columns-repeated="16380"/>
        </table:table-row>
        <table:table-row table:style-name="ro1">
          <table:table-cell office:value-type="float" office:value="695893.32999999903" table:style-name="ce1">
            <text:p>695893.33</text:p>
          </table:table-cell>
          <table:table-cell office:value-type="float" office:value="6188264.0300000003" table:style-name="ce1">
            <text:p>6188264.03</text:p>
          </table:table-cell>
          <table:table-cell office:value-type="float" office:value="1.34" table:style-name="ce1">
            <text:p>1.34</text:p>
          </table:table-cell>
          <table:table-cell office:value-type="float" office:value="1.78" table:style-name="ce1">
            <text:p>1.78</text:p>
          </table:table-cell>
          <table:table-cell table:number-columns-repeated="16380"/>
        </table:table-row>
        <table:table-row table:style-name="ro1">
          <table:table-cell office:value-type="float" office:value="697831.18" table:style-name="ce1">
            <text:p>697831.18</text:p>
          </table:table-cell>
          <table:table-cell office:value-type="float" office:value="6188265.3210000005" table:style-name="ce1">
            <text:p>6188265.321</text:p>
          </table:table-cell>
          <table:table-cell office:value-type="float" office:value="0.05" table:style-name="ce1">
            <text:p>0.05</text:p>
          </table:table-cell>
          <table:table-cell office:value-type="float" office:value="0.46" table:style-name="ce1">
            <text:p>0.46</text:p>
          </table:table-cell>
          <table:table-cell table:number-columns-repeated="16380"/>
        </table:table-row>
        <table:table-row table:style-name="ro1">
          <table:table-cell office:value-type="float" office:value="697551.44799999904" table:style-name="ce1">
            <text:p>697551.448</text:p>
          </table:table-cell>
          <table:table-cell office:value-type="float" office:value="6187104.3569999896" table:style-name="ce1">
            <text:p>6187104.357</text:p>
          </table:table-cell>
          <table:table-cell office:value-type="float" office:value="1" table:style-name="ce1">
            <text:p>1</text:p>
          </table:table-cell>
          <table:table-cell office:value-type="float" office:value="1.71" table:style-name="ce1">
            <text:p>1.71</text:p>
          </table:table-cell>
          <table:table-cell table:number-columns-repeated="16380"/>
        </table:table-row>
        <table:table-row table:style-name="ro1">
          <table:table-cell office:value-type="float" office:value="682458.32900000003" table:style-name="ce1">
            <text:p>682458.329</text:p>
          </table:table-cell>
          <table:table-cell office:value-type="float" office:value="6157839.1799999904" table:style-name="ce1">
            <text:p>6157839.18</text:p>
          </table:table-cell>
          <table:table-cell office:value-type="float" office:value="106.2" table:style-name="ce1">
            <text:p>106.2</text:p>
          </table:table-cell>
          <table:table-cell office:value-type="float" office:value="109.51" table:style-name="ce1">
            <text:p>109.51</text:p>
          </table:table-cell>
          <table:table-cell table:number-columns-repeated="16380"/>
        </table:table-row>
        <table:table-row table:style-name="ro1">
          <table:table-cell office:value-type="float" office:value="684604.82299999904" table:style-name="ce1">
            <text:p>684604.823</text:p>
          </table:table-cell>
          <table:table-cell office:value-type="float" office:value="6157302.0020000003" table:style-name="ce1">
            <text:p>6157302.002</text:p>
          </table:table-cell>
          <table:table-cell office:value-type="float" office:value="75.430000000000007" table:style-name="ce1">
            <text:p>75.43</text:p>
          </table:table-cell>
          <table:table-cell office:value-type="float" office:value="75.52" table:style-name="ce1">
            <text:p>75.52</text:p>
          </table:table-cell>
          <table:table-cell table:number-columns-repeated="16380"/>
        </table:table-row>
        <table:table-row table:style-name="ro1">
          <table:table-cell office:value-type="float" office:value="682494.55500000005" table:style-name="ce1">
            <text:p>682494.555</text:p>
          </table:table-cell>
          <table:table-cell office:value-type="float" office:value="6157235.0360000003" table:style-name="ce1">
            <text:p>6157235.036</text:p>
          </table:table-cell>
          <table:table-cell office:value-type="float" office:value="109.97" table:style-name="ce1">
            <text:p>109.97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699192.04399999895" table:style-name="ce1">
            <text:p>699192.044</text:p>
          </table:table-cell>
          <table:table-cell office:value-type="float" office:value="6185207.7390000001" table:style-name="ce1">
            <text:p>6185207.739</text:p>
          </table:table-cell>
          <table:table-cell office:value-type="float" office:value="1.75" table:style-name="ce1">
            <text:p>1.75</text:p>
          </table:table-cell>
          <table:table-cell office:value-type="float" office:value="2.4500000000000002" table:style-name="ce1">
            <text:p>2.45</text:p>
          </table:table-cell>
          <table:table-cell table:number-columns-repeated="16380"/>
        </table:table-row>
        <table:table-row table:style-name="ro1">
          <table:table-cell office:value-type="float" office:value="699496.15899999905" table:style-name="ce1">
            <text:p>699496.159</text:p>
          </table:table-cell>
          <table:table-cell office:value-type="float" office:value="6186581.2089999896" table:style-name="ce1">
            <text:p>6186581.209</text:p>
          </table:table-cell>
          <table:table-cell office:value-type="float" office:value="0.66" table:style-name="ce1">
            <text:p>0.66</text:p>
          </table:table-cell>
          <table:table-cell office:value-type="float" office:value="1.47" table:style-name="ce1">
            <text:p>1.47</text:p>
          </table:table-cell>
          <table:table-cell table:number-columns-repeated="16380"/>
        </table:table-row>
        <table:table-row table:style-name="ro1">
          <table:table-cell office:value-type="float" office:value="699736.27" table:style-name="ce1">
            <text:p>699736.27</text:p>
          </table:table-cell>
          <table:table-cell office:value-type="float" office:value="6188309.4500000002" table:style-name="ce1">
            <text:p>6188309.45</text:p>
          </table:table-cell>
          <table:table-cell office:value-type="float" office:value="0.21" table:style-name="ce1">
            <text:p>0.21</text:p>
          </table:table-cell>
          <table:table-cell office:value-type="float" office:value="0.68" table:style-name="ce1">
            <text:p>0.68</text:p>
          </table:table-cell>
          <table:table-cell table:number-columns-repeated="16380"/>
        </table:table-row>
        <table:table-row table:style-name="ro1">
          <table:table-cell office:value-type="float" office:value="700245.73999999894" table:style-name="ce1">
            <text:p>700245.74</text:p>
          </table:table-cell>
          <table:table-cell office:value-type="float" office:value="6187359.6900000004" table:style-name="ce1">
            <text:p>6187359.69</text:p>
          </table:table-cell>
          <table:table-cell office:value-type="float" office:value="0.26" table:style-name="ce1">
            <text:p>0.26</text:p>
          </table:table-cell>
          <table:table-cell office:value-type="float" office:value="0.83" table:style-name="ce1">
            <text:p>0.83</text:p>
          </table:table-cell>
          <table:table-cell table:number-columns-repeated="16380"/>
        </table:table-row>
        <table:table-row table:style-name="ro1">
          <table:table-cell office:value-type="float" office:value="668461.95999999903" table:style-name="ce1">
            <text:p>668461.96</text:p>
          </table:table-cell>
          <table:table-cell office:value-type="float" office:value="6172983.3609999903" table:style-name="ce1">
            <text:p>6172983.361</text:p>
          </table:table-cell>
          <table:table-cell office:value-type="float" office:value="150.31" table:style-name="ce1">
            <text:p>150.31</text:p>
          </table:table-cell>
          <table:table-cell office:value-type="float" office:value="153.52000000000001" table:style-name="ce1">
            <text:p>153.52</text:p>
          </table:table-cell>
          <table:table-cell table:number-columns-repeated="16380"/>
        </table:table-row>
        <table:table-row table:style-name="ro1">
          <table:table-cell office:value-type="float" office:value="702852.13100000005" table:style-name="ce1">
            <text:p>702852.131</text:p>
          </table:table-cell>
          <table:table-cell office:value-type="float" office:value="6182163.2050000001" table:style-name="ce1">
            <text:p>6182163.205</text:p>
          </table:table-cell>
          <table:table-cell office:value-type="float" office:value="0.27" table:style-name="ce1">
            <text:p>0.27</text:p>
          </table:table-cell>
          <table:table-cell office:value-type="float" office:value="0.59" table:style-name="ce1">
            <text:p>0.59</text:p>
          </table:table-cell>
          <table:table-cell table:number-columns-repeated="16380"/>
        </table:table-row>
        <table:table-row table:style-name="ro1">
          <table:table-cell office:value-type="float" office:value="681408.67799999902" table:style-name="ce1">
            <text:p>681408.678</text:p>
          </table:table-cell>
          <table:table-cell office:value-type="float" office:value="6167445.2170000002" table:style-name="ce1">
            <text:p>6167445.217</text:p>
          </table:table-cell>
          <table:table-cell office:value-type="float" office:value="102.67" table:style-name="ce1">
            <text:p>102.67</text:p>
          </table:table-cell>
          <table:table-cell office:value-type="float" office:value="103.65" table:style-name="ce1">
            <text:p>103.65</text:p>
          </table:table-cell>
          <table:table-cell table:number-columns-repeated="16380"/>
        </table:table-row>
        <table:table-row table:style-name="ro1">
          <table:table-cell office:value-type="float" office:value="694802.79" table:style-name="ce1">
            <text:p>694802.79</text:p>
          </table:table-cell>
          <table:table-cell office:value-type="float" office:value="6172449.3600000003" table:style-name="ce1">
            <text:p>6172449.36</text:p>
          </table:table-cell>
          <table:table-cell office:value-type="float" office:value="14.68" table:style-name="ce1">
            <text:p>14.68</text:p>
          </table:table-cell>
          <table:table-cell office:value-type="float" office:value="15.66" table:style-name="ce1">
            <text:p>15.66</text:p>
          </table:table-cell>
          <table:table-cell table:number-columns-repeated="16380"/>
        </table:table-row>
        <table:table-row table:style-name="ro1">
          <table:table-cell office:value-type="float" office:value="695991.52" table:style-name="ce1">
            <text:p>695991.52</text:p>
          </table:table-cell>
          <table:table-cell office:value-type="float" office:value="6170883.54" table:style-name="ce1">
            <text:p>6170883.54</text:p>
          </table:table-cell>
          <table:table-cell office:value-type="float" office:value="10.38" table:style-name="ce1">
            <text:p>10.38</text:p>
          </table:table-cell>
          <table:table-cell office:value-type="float" office:value="11.58" table:style-name="ce1">
            <text:p>11.58</text:p>
          </table:table-cell>
          <table:table-cell table:number-columns-repeated="16380"/>
        </table:table-row>
        <table:table-row table:style-name="ro1">
          <table:table-cell office:value-type="float" office:value="682733.28500000003" table:style-name="ce1">
            <text:p>682733.285</text:p>
          </table:table-cell>
          <table:table-cell office:value-type="float" office:value="6172401.3090000004" table:style-name="ce1">
            <text:p>6172401.309</text:p>
          </table:table-cell>
          <table:table-cell office:value-type="float" office:value="75.19" table:style-name="ce1">
            <text:p>75.19</text:p>
          </table:table-cell>
          <table:table-cell office:value-type="float" office:value="75.28" table:style-name="ce1">
            <text:p>75.28</text:p>
          </table:table-cell>
          <table:table-cell table:number-columns-repeated="16380"/>
        </table:table-row>
        <table:table-row table:style-name="ro1">
          <table:table-cell office:value-type="float" office:value="701868.22999999905" table:style-name="ce1">
            <text:p>701868.23</text:p>
          </table:table-cell>
          <table:table-cell office:value-type="float" office:value="6182572.1299999896" table:style-name="ce1">
            <text:p>6182572.13</text:p>
          </table:table-cell>
          <table:table-cell office:value-type="float" office:value="0.75" table:style-name="ce1">
            <text:p>0.75</text:p>
          </table:table-cell>
          <table:table-cell office:value-type="float" office:value="1.37" table:style-name="ce1">
            <text:p>1.37</text:p>
          </table:table-cell>
          <table:table-cell table:number-columns-repeated="16380"/>
        </table:table-row>
        <table:table-row table:style-name="ro1">
          <table:table-cell office:value-type="float" office:value="686014.41899999895" table:style-name="ce1">
            <text:p>686014.419</text:p>
          </table:table-cell>
          <table:table-cell office:value-type="float" office:value="6175537.7630000003" table:style-name="ce1">
            <text:p>6175537.763</text:p>
          </table:table-cell>
          <table:table-cell office:value-type="float" office:value="54.51" table:style-name="ce1">
            <text:p>54.51</text:p>
          </table:table-cell>
          <table:table-cell office:value-type="float" office:value="55.24" table:style-name="ce1">
            <text:p>55.24</text:p>
          </table:table-cell>
          <table:table-cell table:number-columns-repeated="16380"/>
        </table:table-row>
        <table:table-row table:style-name="ro1">
          <table:table-cell office:value-type="float" office:value="684284.58299999905" table:style-name="ce1">
            <text:p>684284.583</text:p>
          </table:table-cell>
          <table:table-cell office:value-type="float" office:value="6168129.4780000001" table:style-name="ce1">
            <text:p>6168129.478</text:p>
          </table:table-cell>
          <table:table-cell office:value-type="float" office:value="78.680000000000007" table:style-name="ce1">
            <text:p>78.68</text:p>
          </table:table-cell>
          <table:table-cell office:value-type="float" office:value="80.67" table:style-name="ce1">
            <text:p>80.67</text:p>
          </table:table-cell>
          <table:table-cell table:number-columns-repeated="16380"/>
        </table:table-row>
        <table:table-row table:style-name="ro1">
          <table:table-cell office:value-type="float" office:value="685513.01100000006" table:style-name="ce1">
            <text:p>685513.011</text:p>
          </table:table-cell>
          <table:table-cell office:value-type="float" office:value="6168561.534" table:style-name="ce1">
            <text:p>6168561.534</text:p>
          </table:table-cell>
          <table:table-cell office:value-type="float" office:value="70.010000000000005" table:style-name="ce1">
            <text:p>70.01</text:p>
          </table:table-cell>
          <table:table-cell office:value-type="float" office:value="70.489999999999995" table:style-name="ce1">
            <text:p>70.49</text:p>
          </table:table-cell>
          <table:table-cell table:number-columns-repeated="16380"/>
        </table:table-row>
        <table:table-row table:style-name="ro1">
          <table:table-cell office:value-type="float" office:value="697782.83999999904" table:style-name="ce1">
            <text:p>697782.84</text:p>
          </table:table-cell>
          <table:table-cell office:value-type="float" office:value="6181040.7599999905" table:style-name="ce1">
            <text:p>6181040.76</text:p>
          </table:table-cell>
          <table:table-cell office:value-type="float" office:value="5.36" table:style-name="ce1">
            <text:p>5.36</text:p>
          </table:table-cell>
          <table:table-cell office:value-type="float" office:value="6.2" table:style-name="ce1">
            <text:p>6.2</text:p>
          </table:table-cell>
          <table:table-cell table:number-columns-repeated="16380"/>
        </table:table-row>
        <table:table-row table:style-name="ro1">
          <table:table-cell office:value-type="float" office:value="698786.16899999895" table:style-name="ce1">
            <text:p>698786.169</text:p>
          </table:table-cell>
          <table:table-cell office:value-type="float" office:value="6179457.8360000001" table:style-name="ce1">
            <text:p>6179457.836</text:p>
          </table:table-cell>
          <table:table-cell office:value-type="float" office:value="4.58" table:style-name="ce1">
            <text:p>4.58</text:p>
          </table:table-cell>
          <table:table-cell office:value-type="float" office:value="4.9000000000000004" table:style-name="ce1">
            <text:p>4.9</text:p>
          </table:table-cell>
          <table:table-cell table:number-columns-repeated="16380"/>
        </table:table-row>
        <table:table-row table:style-name="ro1">
          <table:table-cell office:value-type="float" office:value="686539.25800000003" table:style-name="ce1">
            <text:p>686539.258</text:p>
          </table:table-cell>
          <table:table-cell office:value-type="float" office:value="6166254.5870000003" table:style-name="ce1">
            <text:p>6166254.587</text:p>
          </table:table-cell>
          <table:table-cell office:value-type="float" office:value="85.15" table:style-name="ce1">
            <text:p>85.15</text:p>
          </table:table-cell>
          <table:table-cell office:value-type="float" office:value="86.12" table:style-name="ce1">
            <text:p>86.12</text:p>
          </table:table-cell>
          <table:table-cell table:number-columns-repeated="16380"/>
        </table:table-row>
        <table:table-row table:style-name="ro1">
          <table:table-cell office:value-type="float" office:value="698162.72199999902" table:style-name="ce1">
            <text:p>698162.722</text:p>
          </table:table-cell>
          <table:table-cell office:value-type="float" office:value="6171184.5480000004" table:style-name="ce1">
            <text:p>6171184.548</text:p>
          </table:table-cell>
          <table:table-cell office:value-type="float" office:value="5.78" table:style-name="ce1">
            <text:p>5.78</text:p>
          </table:table-cell>
          <table:table-cell office:value-type="float" office:value="6.47" table:style-name="ce1">
            <text:p>6.47</text:p>
          </table:table-cell>
          <table:table-cell table:number-columns-repeated="16380"/>
        </table:table-row>
        <table:table-row table:style-name="ro1">
          <table:table-cell office:value-type="float" office:value="674182.80900000001" table:style-name="ce1">
            <text:p>674182.809</text:p>
          </table:table-cell>
          <table:table-cell office:value-type="float" office:value="6176282.71" table:style-name="ce1">
            <text:p>6176282.71</text:p>
          </table:table-cell>
          <table:table-cell office:value-type="float" office:value="103.61" table:style-name="ce1">
            <text:p>103.61</text:p>
          </table:table-cell>
          <table:table-cell office:value-type="float" office:value="104.13" table:style-name="ce1">
            <text:p>104.13</text:p>
          </table:table-cell>
          <table:table-cell table:number-columns-repeated="16380"/>
        </table:table-row>
        <table:table-row table:style-name="ro1">
          <table:table-cell office:value-type="float" office:value="693831.88500000001" table:style-name="ce1">
            <text:p>693831.885</text:p>
          </table:table-cell>
          <table:table-cell office:value-type="float" office:value="6163348.227" table:style-name="ce1">
            <text:p>6163348.227</text:p>
          </table:table-cell>
          <table:table-cell office:value-type="float" office:value="23.83" table:style-name="ce1">
            <text:p>23.83</text:p>
          </table:table-cell>
          <table:table-cell office:value-type="float" office:value="24.14" table:style-name="ce1">
            <text:p>24.14</text:p>
          </table:table-cell>
          <table:table-cell table:number-columns-repeated="16380"/>
        </table:table-row>
        <table:table-row table:style-name="ro1">
          <table:table-cell office:value-type="float" office:value="696088.17" table:style-name="ce1">
            <text:p>696088.17</text:p>
          </table:table-cell>
          <table:table-cell office:value-type="float" office:value="6186626.7479999904" table:style-name="ce1">
            <text:p>6186626.748</text:p>
          </table:table-cell>
          <table:table-cell office:value-type="float" office:value="2.08" table:style-name="ce1">
            <text:p>2.08</text:p>
          </table:table-cell>
          <table:table-cell office:value-type="float" office:value="2.73" table:style-name="ce1">
            <text:p>2.73</text:p>
          </table:table-cell>
          <table:table-cell table:number-columns-repeated="16380"/>
        </table:table-row>
        <table:table-row table:style-name="ro1">
          <table:table-cell office:value-type="float" office:value="702578.85900000005" table:style-name="ce1">
            <text:p>702578.859</text:p>
          </table:table-cell>
          <table:table-cell office:value-type="float" office:value="6190597.6069999896" table:style-name="ce1">
            <text:p>6190597.607</text:p>
          </table:table-cell>
          <table:table-cell office:value-type="float" office:value="0.21" table:style-name="ce1">
            <text:p>0.21</text:p>
          </table:table-cell>
          <table:table-cell office:value-type="float" office:value="0.46" table:style-name="ce1">
            <text:p>0.46</text:p>
          </table:table-cell>
          <table:table-cell table:number-columns-repeated="16380"/>
        </table:table-row>
        <table:table-row table:style-name="ro1">
          <table:table-cell office:value-type="float" office:value="694311.32999999903" table:style-name="ce1">
            <text:p>694311.33</text:p>
          </table:table-cell>
          <table:table-cell office:value-type="float" office:value="6160661.29" table:style-name="ce1">
            <text:p>6160661.29</text:p>
          </table:table-cell>
          <table:table-cell office:value-type="float" office:value="43.89" table:style-name="ce1">
            <text:p>43.89</text:p>
          </table:table-cell>
          <table:table-cell office:value-type="float" office:value="44.48" table:style-name="ce1">
            <text:p>44.48</text:p>
          </table:table-cell>
          <table:table-cell table:number-columns-repeated="16380"/>
        </table:table-row>
        <table:table-row table:style-name="ro1">
          <table:table-cell office:value-type="float" office:value="699413.96100000001" table:style-name="ce1">
            <text:p>699413.961</text:p>
          </table:table-cell>
          <table:table-cell office:value-type="float" office:value="6183570.6160000004" table:style-name="ce1">
            <text:p>6183570.616</text:p>
          </table:table-cell>
          <table:table-cell office:value-type="float" office:value="1.32" table:style-name="ce1">
            <text:p>1.32</text:p>
          </table:table-cell>
          <table:table-cell table:number-columns-repeated="16381" table:style-name="ce1"/>
        </table:table-row>
        <table:table-row table:number-rows-repeated="10484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Ludovic schorpp</meta:initial-creator>
    <dc:creator>Ludovic schorpp</dc:creator>
    <meta:creation-date>2020-03-17T18:38:34Z</meta:creation-date>
    <dc:date>2020-03-17T18:47:34Z</dc:date>
  </office:meta>
</office:document-meta>
</file>